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C80000002D950323FCFA07B63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DejaVu Sans" svg:font-family="'DejaVu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7244in"/>
    </style:style>
    <style:style style:name="co2" style:family="table-column">
      <style:table-column-properties fo:break-before="auto" style:column-width="0.2366in"/>
    </style:style>
    <style:style style:name="co3" style:family="table-column">
      <style:table-column-properties fo:break-before="auto" style:column-width="1.0862in"/>
    </style:style>
    <style:style style:name="co4" style:family="table-column">
      <style:table-column-properties fo:break-before="auto" style:column-width="0.9102in"/>
    </style:style>
    <style:style style:name="co5" style:family="table-column">
      <style:table-column-properties fo:break-before="auto" style:column-width="1.4201in"/>
    </style:style>
    <style:style style:name="co6" style:family="table-column">
      <style:table-column-properties fo:break-before="auto" style:column-width="0.5366in"/>
    </style:style>
    <style:style style:name="co7" style:family="table-column">
      <style:table-column-properties fo:break-before="auto" style:column-width="0.798in"/>
    </style:style>
    <style:style style:name="co8" style:family="table-column">
      <style:table-column-properties fo:break-before="auto" style:column-width="9.152in"/>
    </style:style>
    <style:style style:name="co9" style:family="table-column">
      <style:table-column-properties fo:break-before="auto" style:column-width="0.7984in"/>
    </style:style>
    <style:style style:name="ro1" style:family="table-row">
      <style:table-row-properties style:row-height="0.4165in" fo:break-before="auto" style:use-optimal-row-height="false"/>
    </style:style>
    <style:style style:name="ro2" style:family="table-row">
      <style:table-row-properties style:row-height="0.2709in" fo:break-before="auto" style:use-optimal-row-height="false"/>
    </style:style>
    <style:style style:name="ro3" style:family="table-row">
      <style:table-row-properties style:row-height="0.2917in" fo:break-before="auto" style:use-optimal-row-height="false"/>
    </style:style>
    <style:style style:name="ro4" style:family="table-row">
      <style:table-row-properties style:row-height="0.2602in" fo:break-before="auto" style:use-optimal-row-height="false"/>
    </style:style>
    <style:style style:name="ro5" style:family="table-row">
      <style:table-row-properties style:row-height="0.2811in" fo:break-before="auto" style:use-optimal-row-height="false"/>
    </style:style>
    <style:style style:name="ro6" style:family="table-row">
      <style:table-row-properties style:row-height="0.4165in" fo:break-before="auto" style:use-optimal-row-height="true"/>
    </style:style>
    <style:style style:name="ro7" style:family="table-row">
      <style:table-row-properties style:row-height="0.178in" fo:break-before="auto" style:use-optimal-row-height="false"/>
    </style:style>
    <style:style style:name="ro8" style:family="table-row">
      <style:table-row-properties style:row-height="0.6457in" fo:break-before="auto" style:use-optimal-row-height="false"/>
    </style:style>
    <style:style style:name="ro9" style:family="table-row">
      <style:table-row-properties style:row-height="0.2189in" fo:break-before="auto" style:use-optimal-row-height="true"/>
    </style:style>
    <style:style style:name="ro10" style:family="table-row">
      <style:table-row-properties style:row-height="0.3752in" fo:break-before="auto" style:use-optimal-row-height="false"/>
    </style:style>
    <style:style style:name="ro11" style:family="table-row">
      <style:table-row-properties style:row-height="0.3646in" fo:break-before="auto" style:use-optimal-row-height="true"/>
    </style:style>
    <style:style style:name="ro12" style:family="table-row">
      <style:table-row-properties style:row-height="1.0291in" fo:break-before="auto" style:use-optimal-row-height="false"/>
    </style:style>
    <style:style style:name="ro13" style:family="table-row">
      <style:table-row-properties style:row-height="0.3646in" fo:break-before="auto" style:use-optimal-row-height="false"/>
    </style:style>
    <style:style style:name="ro14" style:family="table-row">
      <style:table-row-properties style:row-height="2.8465in" fo:break-before="auto" style:use-optimal-row-height="false"/>
    </style:style>
    <style:style style:name="ro15" style:family="table-row">
      <style:table-row-properties style:row-height="0.8335in" fo:break-before="auto" style:use-optimal-row-height="false"/>
    </style:style>
    <style:style style:name="ro16" style:family="table-row">
      <style:table-row-properties style:row-height="0.3882in" fo:break-before="auto" style:use-optimal-row-height="false"/>
    </style:style>
    <style:style style:name="ro17" style:family="table-row">
      <style:table-row-properties style:row-height="1.0417in" fo:break-before="auto" style:use-optimal-row-height="false"/>
    </style:style>
    <style:style style:name="ro18" style:family="table-row">
      <style:table-row-properties style:row-height="0.1772in" fo:break-before="auto" style:use-optimal-row-height="true"/>
    </style:style>
    <style:style style:name="ta1" style:family="table" style:master-page-name="PageStyle_5f_Projektplan">
      <style:table-properties table:display="true" style:writing-mode="lr-tb"/>
    </style:style>
    <style:style style:name="ta2" style:family="table" style:master-page-name="PageStyle_5f_Info">
      <style:table-properties table:display="true" style:writing-mode="lr-tb"/>
    </style:style>
    <style:style style:name="ce1" style:family="table-cell" style:parent-style-name="Excel_20_Built-in_20_Title">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59595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2" style:family="table-cell" style:parent-style-name="Excel_20_Built-in_20_Heading_20_1">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Excel_20_Built-in_20_Heading_20_2">
      <style:table-cell-properties style:cell-protect="protected" style:print-content="true"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 style:family="table-cell" style:parent-style-name="Default">
      <style:table-cell-properties style:rotation-align="none"/>
    </style:style>
    <style:style style:name="ce5" style:family="table-cell" style:parent-style-name="Default">
      <style:table-cell-properties fo:border-bottom="0.74pt solid #a6a6a6" style:diagonal-bl-tr="none" style:diagonal-tl-br="none" fo:border-left="none" fo:border-right="none" style:rotation-align="none" fo:border-top="none"/>
    </style:style>
    <style:style style:name="ce6"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0.1189in"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1189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1189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1189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1189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fo:border-bottom="1.76pt solid #d9d9d9" fo:background-color="#8eb4e3"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1189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order-bottom="1.76pt solid #d9d9d9" fo:background-color="#c4bd9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1189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table-cell-properties fo:border-bottom="1.76pt solid #d9d9d9" fo:background-color="#bfbfbf"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1189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fo:border-bottom="1.76pt solid #d9d9d9" fo:background-color="#fcd5b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1189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able-cell-properties fo:border-bottom="1.76pt solid #d9d9d9" fo:background-color="#ffffff"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1189in" style:writing-mode="page"/>
    </style:style>
    <style:style style:name="ce16" style:family="table-cell" style:parent-style-name="Default">
      <style:table-cell-properties fo:border-bottom="1.76pt solid #d9d9d9" fo:background-color="#ffffff"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1189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Aufgabe">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Aufgabe">
      <style:table-cell-properties fo:background-color="#ffffff" style:rotation-align="none"/>
    </style:style>
    <style:style style:name="ce19" style:family="table-cell" style:parent-style-name="Default">
      <style:table-cell-properties fo:background-color="#ffffff" style:rotation-align="none"/>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1" style:family="table-cell" style:parent-style-name="Excel_20_Built-in_20_Heading_20_3">
      <style:table-cell-properties fo:border-bottom="none" style:cell-protect="protected" style:print-content="true" style:diagonal-bl-tr="none" style:diagonal-tl-br="none" style:text-align-source="fix" style:repeat-content="false" fo:wrap-option="no-wrap" fo:border-left="none" style:direction="ltr" fo:border-right="0.74pt solid #a6a6a6" style:rotation-angle="0" style:rotation-align="none" style:shrink-to-fit="false" fo:border-top="none" style:vertical-align="bottom" loext:vertical-justify="auto"/>
      <style:paragraph-properties fo:text-align="end" css3t:text-justify="auto" fo:margin-left="0.1189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4" style:family="table-cell" style:parent-style-name="Name">
      <style:table-cell-properties fo:background-color="#b9cde5"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Name">
      <style:table-cell-properties fo:background-color="#e6b9b8"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 style:family="table-cell" style:parent-style-name="Name">
      <style:table-cell-properties fo:background-color="#d7e4bd"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 style:family="table-cell" style:parent-style-name="Name">
      <style:table-cell-properties fo:background-color="#ccc1da"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Name">
      <style:table-cell-properties fo:background-color="#8eb4e3"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Name">
      <style:table-cell-properties fo:background-color="#c4bd97"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Name">
      <style:table-cell-properties fo:background-color="#bfbfbf" style:rotation-align="non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 style:family="table-cell" style:parent-style-name="Name">
      <style:table-cell-properties fo:background-color="#fcd5b5"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Name">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Name">
      <style:table-cell-properties fo:background-color="#ffffff" style:rotation-align="none"/>
    </style:style>
    <style:style style:name="ce34"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rotation-align="none"/>
    </style:style>
    <style:style style:name="ce36"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7"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9"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Excel_20_Built-in_20_Percent">
      <style:table-cell-properties fo:border-bottom="1.76pt solid #d9d9d9" fo:background-color="#8eb4e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Excel_20_Built-in_20_Percent">
      <style:table-cell-properties fo:border-bottom="1.76pt solid #d9d9d9" fo:background-color="#c4bd97"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2" style:family="table-cell" style:parent-style-name="Excel_20_Built-in_20_Percent">
      <style:table-cell-properties fo:border-bottom="1.76pt solid #d9d9d9" fo:background-color="#bfbfb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3" style:family="table-cell" style:parent-style-name="Excel_20_Built-in_20_Percent">
      <style:table-cell-properties fo:border-bottom="1.76pt solid #d9d9d9" fo:background-color="#fcd5b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5"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6" style:family="table-cell" style:parent-style-name="Excel_20_Built-in_20_Percent">
      <style:table-cell-properties fo:border-bottom="1.76pt solid #d9d9d9"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Percent">
      <style:table-cell-properties fo:border-bottom="1.76pt solid #d9d9d9"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Percent">
      <style:table-cell-properties fo:border-bottom="1.76pt solid #d9d9d9"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10">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52" style:family="table-cell" style:parent-style-name="Projektanfang">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in" style:writing-mode="page"/>
    </style:style>
    <style:style style:name="ce53"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in" style:writing-mode="page"/>
    </style:style>
    <style:style style:name="ce54" style:family="table-cell" style:parent-style-name="Default" style:data-style-name="N148">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148">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148">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148">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148">
      <style:table-cell-properties fo:border-bottom="1.76pt solid #d9d9d9" fo:background-color="#8eb4e3"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148">
      <style:table-cell-properties fo:border-bottom="1.76pt solid #d9d9d9" fo:background-color="#c4bd9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0" style:family="table-cell" style:parent-style-name="Default" style:data-style-name="N148">
      <style:table-cell-properties fo:border-bottom="1.76pt solid #d9d9d9" fo:background-color="#bfbfbf"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1" style:family="table-cell" style:parent-style-name="Default" style:data-style-name="N148">
      <style:table-cell-properties fo:border-bottom="1.76pt solid #d9d9d9" fo:background-color="#fcd5b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148">
      <style:table-cell-properties fo:border-bottom="1.76pt solid #d9d9d9" fo:background-color="#ffffff"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style>
    <style:style style:name="ce6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data-style-name="N148">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6" style:family="table-cell" style:parent-style-name="Default" style:data-style-name="N148">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7" style:family="table-cell" style:parent-style-name="Default" style:data-style-name="N148">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8" style:family="table-cell" style:parent-style-name="Default" style:data-style-name="N148">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9" style:family="table-cell" style:parent-style-name="Default" style:data-style-name="N148">
      <style:table-cell-properties fo:border-bottom="1.76pt solid #d9d9d9" fo:background-color="#8eb4e3"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0" style:family="table-cell" style:parent-style-name="Default" style:data-style-name="N148">
      <style:table-cell-properties fo:border-bottom="1.76pt solid #d9d9d9" fo:background-color="#c4bd9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data-style-name="N148">
      <style:table-cell-properties fo:border-bottom="1.76pt solid #d9d9d9" fo:background-color="#bfbfbf"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148">
      <style:table-cell-properties fo:border-bottom="1.76pt solid #d9d9d9" fo:background-color="#fcd5b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3" style:family="table-cell" style:parent-style-name="Default" style:data-style-name="N148">
      <style:table-cell-properties fo:border-bottom="1.76pt solid #d9d9d9" fo:background-color="#ffffff"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7" style:family="table-cell" style:parent-style-name="Default" style:data-style-name="N146">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1189in" style:writing-mode="page"/>
    </style:style>
    <style:style style:name="ce78" style:family="table-cell" style:parent-style-name="Default" style:data-style-name="N147">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1" style:base-cell-address="Projektplan.H5"/>
    </style:style>
    <style:style style:name="ce79" style:family="table-cell" style:parent-style-name="Default" style:data-style-name="N0">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H$5];TODAY()&lt;[.I$5]))" style:apply-style-name="ConditionalStyle_5f_1" style:base-cell-address="Projektplan.H5"/>
    </style:style>
    <style:style style:name="ce80"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in" style:writing-mode="page"/>
      <style:map style:condition="is-true-formula(AND(TODAY()&gt;=[.H$5];TODAY()&lt;[.I$5]))" style:apply-style-name="ConditionalStyle_5f_1" style:base-cell-address="Projektplan.H5"/>
    </style:style>
    <style:style style:name="ce81"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in" style:writing-mode="page"/>
      <style:map style:condition="is-true-formula(AND(TODAY()&gt;=[.H$5];TODAY()&lt;[.I$5]))" style:apply-style-name="ConditionalStyle_5f_10" style:base-cell-address="Projektplan.H18"/>
    </style:style>
    <style:style style:name="ce82"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in" style:writing-mode="page"/>
      <style:map style:condition="is-true-formula(AND(TODAY()&gt;=[.H$5];TODAY()&lt;[.I$5]))" style:apply-style-name="ConditionalStyle_5f_13" style:base-cell-address="Projektplan.H21"/>
    </style:style>
    <style:style style:name="ce83"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in" style:writing-mode="page"/>
      <style:map style:condition="is-true-formula(AND(TODAY()&gt;=[.H$5];TODAY()&lt;[.I$5]))" style:apply-style-name="ConditionalStyle_5f_4" style:base-cell-address="Projektplan.H22"/>
    </style:style>
    <style:style style:name="ce84"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in" style:writing-mode="page"/>
      <style:map style:condition="is-true-formula(AND(TODAY()&gt;=[.H$5];TODAY()&lt;[.I$5]))" style:apply-style-name="ConditionalStyle_5f_16" style:base-cell-address="Projektplan.H26"/>
    </style:style>
    <style:style style:name="ce85"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in" style:writing-mode="page"/>
      <style:map style:condition="is-true-formula(AND(TODAY()&gt;=[.H$5];TODAY()&lt;[.I$5]))" style:apply-style-name="ConditionalStyle_5f_7" style:base-cell-address="Projektplan.H30"/>
    </style:style>
    <style:style style:name="ce86" style:family="table-cell" style:parent-style-name="Default" style:data-style-name="N147">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1" style:base-cell-address="Projektplan.H5"/>
    </style:style>
    <style:style style:name="ce87" style:family="table-cell" style:parent-style-name="Default" style:data-style-name="N147">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1" style:base-cell-address="Projektplan.H5"/>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1189in"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9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Info.D4">
          <table:help-message table:title="Woche anzeigen" table:display="true">
            <text:p>Das Ändern dieser Zahl bewirkt ein Scrollen in der Gantt-Diagrammansicht.</text:p>
          </table:help-message>
        </table:content-validation>
      </table:content-validations>
      <table:table table:name="Projektplan" table:style-name="ta1" table:print-ranges="Projektplan.A1:Projektplan.FL16">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51"/>
        <table:table-column table:style-name="co5" table:default-cell-style-name="ce4"/>
        <table:table-column table:style-name="co2" table:visibility="collapse" table:default-cell-style-name="ce4"/>
        <table:table-column table:style-name="co6" table:visibility="collapse" table:default-cell-style-name="ce4"/>
        <table:table-column table:style-name="co2" table:number-columns-repeated="161" table:default-cell-style-name="ce4"/>
        <table:table-column table:style-name="co7" table:number-columns-repeated="856" table:default-cell-style-name="Default"/>
        <table:table-row table:style-name="ro1">
          <table:table-cell table:style-name="ce1" office:value-type="string" calcext:value-type="string">
            <text:p>PAM3 – Mobile Hardware Sampler</text:p>
          </table:table-cell>
          <table:table-cell table:style-name="ce20"/>
          <table:table-cell table:style-name="ce34"/>
          <table:table-cell table:style-name="ce50"/>
          <table:table-cell table:style-name="ce64"/>
          <table:table-cell/>
          <table:table-cell table:style-name="ce34"/>
          <table:table-cell table:style-name="ce75"/>
          <table:table-cell table:number-columns-repeated="1016"/>
        </table:table-row>
        <table:table-row table:style-name="ro1">
          <table:table-cell table:style-name="ce2" office:value-type="string" calcext:value-type="string">
            <text:p>TH Köln</text:p>
          </table:table-cell>
          <table:table-cell table:number-columns-repeated="6"/>
          <table:table-cell table:style-name="ce76" office:value-type="string" calcext:value-type="string">
            <text:p><text:a xlink:href="https://www.vertex42.com/ExcelTemplates/simple-gantt-chart.html" xlink:type="simple">https://www.vertex42.com/ExcelTemplates/simple-gantt-chart.html</text:a></text:p>
          </table:table-cell>
          <table:table-cell table:number-columns-repeated="1016"/>
        </table:table-row>
        <table:table-row table:style-name="ro2">
          <table:table-cell table:style-name="ce3" office:value-type="string" calcext:value-type="string">
            <text:p>project leader: Dennis Oberst</text:p>
          </table:table-cell>
          <table:table-cell table:style-name="ce21" office:value-type="string" calcext:value-type="string" table:number-columns-spanned="2" table:number-rows-spanned="1">
            <text:p>project start:</text:p>
          </table:table-cell>
          <table:covered-table-cell table:style-name="ce21"/>
          <table:table-cell table:style-name="ce52" office:value-type="date" office:date-value="2022-03-21" calcext:value-type="date" table:number-columns-spanned="2" table:number-rows-spanned="1">
            <text:p>Mon, 21/3/2022</text:p>
          </table:table-cell>
          <table:covered-table-cell table:style-name="ce52"/>
          <table:table-cell table:number-columns-repeated="1019"/>
        </table:table-row>
        <table:table-header-rows>
          <table:table-row table:style-name="ro2">
            <table:table-cell/>
            <table:table-cell table:style-name="ce21" office:value-type="string" calcext:value-type="string" table:number-columns-spanned="2" table:number-rows-spanned="1">
              <text:p>displayed week:</text:p>
            </table:table-cell>
            <table:covered-table-cell table:style-name="ce21"/>
            <table:table-cell table:style-name="ce53" table:content-validation-name="val1" office:value-type="float" office:value="1" calcext:value-type="float">
              <text:p>1</text:p>
            </table:table-cell>
            <table:table-cell table:number-columns-repeated="3"/>
            <table:table-cell table:style-name="ce77" table:formula="of:=[.H5]" office:value-type="date" office:date-value="2022-03-21" calcext:value-type="date" table:number-columns-spanned="7" table:number-rows-spanned="1">
              <text:p>21/ Mar 2022</text:p>
            </table:table-cell>
            <table:covered-table-cell table:number-columns-repeated="6" table:style-name="ce77"/>
            <table:table-cell table:style-name="ce77" table:formula="of:=[.O5]" office:value-type="date" office:date-value="2022-03-28" calcext:value-type="date" table:number-columns-spanned="7" table:number-rows-spanned="1">
              <text:p>28/ Mar 2022</text:p>
            </table:table-cell>
            <table:covered-table-cell table:number-columns-repeated="6" table:style-name="ce77"/>
            <table:table-cell table:style-name="ce77" table:formula="of:=[.V5]" office:value-type="date" office:date-value="2022-04-04" calcext:value-type="date" table:number-columns-spanned="7" table:number-rows-spanned="1">
              <text:p>4/ Apr 2022</text:p>
            </table:table-cell>
            <table:covered-table-cell table:number-columns-repeated="6" table:style-name="ce77"/>
            <table:table-cell table:style-name="ce77" table:formula="of:=[.AC5]" office:value-type="date" office:date-value="2022-04-11" calcext:value-type="date" table:number-columns-spanned="7" table:number-rows-spanned="1">
              <text:p>11/ Apr 2022</text:p>
            </table:table-cell>
            <table:covered-table-cell table:number-columns-repeated="6" table:style-name="ce77"/>
            <table:table-cell table:style-name="ce77" table:formula="of:=[.AJ5]" office:value-type="date" office:date-value="2022-04-18" calcext:value-type="date" table:number-columns-spanned="7" table:number-rows-spanned="1">
              <text:p>18/ Apr 2022</text:p>
            </table:table-cell>
            <table:covered-table-cell table:number-columns-repeated="6" table:style-name="ce77"/>
            <table:table-cell table:style-name="ce77" table:formula="of:=[.AQ5]" office:value-type="date" office:date-value="2022-04-25" calcext:value-type="date" table:number-columns-spanned="7" table:number-rows-spanned="1">
              <text:p>25/ Apr 2022</text:p>
            </table:table-cell>
            <table:covered-table-cell table:number-columns-repeated="6" table:style-name="ce77"/>
            <table:table-cell table:style-name="ce77" table:formula="of:=[.AX5]" office:value-type="date" office:date-value="2022-05-02" calcext:value-type="date" table:number-columns-spanned="7" table:number-rows-spanned="1">
              <text:p>2/ May 2022</text:p>
            </table:table-cell>
            <table:covered-table-cell table:number-columns-repeated="6" table:style-name="ce77"/>
            <table:table-cell table:style-name="ce77" table:formula="of:=[.BE5]" office:value-type="date" office:date-value="2022-05-09" calcext:value-type="date" table:number-columns-spanned="7" table:number-rows-spanned="1">
              <text:p>9/ May 2022</text:p>
            </table:table-cell>
            <table:covered-table-cell table:number-columns-repeated="6" table:style-name="ce77"/>
            <table:table-cell table:style-name="ce77" table:formula="of:=[.BL5]" office:value-type="date" office:date-value="2022-05-16" calcext:value-type="date" table:number-columns-spanned="7" table:number-rows-spanned="1">
              <text:p>16/ May 2022</text:p>
            </table:table-cell>
            <table:covered-table-cell table:number-columns-repeated="6" table:style-name="ce77"/>
            <table:table-cell table:style-name="ce77" table:formula="of:=[.BS5]" office:value-type="date" office:date-value="2022-05-23" calcext:value-type="date" table:number-columns-spanned="7" table:number-rows-spanned="1">
              <text:p>23/ May 2022</text:p>
            </table:table-cell>
            <table:covered-table-cell table:number-columns-repeated="6" table:style-name="ce77"/>
            <table:table-cell table:style-name="ce77" table:formula="of:=[.BZ5]" office:value-type="date" office:date-value="2022-05-30" calcext:value-type="date" table:number-columns-spanned="7" table:number-rows-spanned="1">
              <text:p>30/ May 2022</text:p>
            </table:table-cell>
            <table:covered-table-cell table:number-columns-repeated="6" table:style-name="ce77"/>
            <table:table-cell table:style-name="ce77" table:formula="of:=[.CG5]" office:value-type="date" office:date-value="2022-06-06" calcext:value-type="date" table:number-columns-spanned="7" table:number-rows-spanned="1">
              <text:p>6/ Jun 2022</text:p>
            </table:table-cell>
            <table:covered-table-cell table:number-columns-repeated="6" table:style-name="ce77"/>
            <table:table-cell table:style-name="ce77" table:formula="of:=[.CN5]" office:value-type="date" office:date-value="2022-06-13" calcext:value-type="date" table:number-columns-spanned="7" table:number-rows-spanned="1">
              <text:p>13/ Jun 2022</text:p>
            </table:table-cell>
            <table:covered-table-cell table:number-columns-repeated="6" table:style-name="ce77"/>
            <table:table-cell table:style-name="ce77" table:formula="of:=[.CU5]" office:value-type="date" office:date-value="2022-06-20" calcext:value-type="date" table:number-columns-spanned="7" table:number-rows-spanned="1">
              <text:p>20/ Jun 2022</text:p>
            </table:table-cell>
            <table:covered-table-cell table:number-columns-repeated="6" table:style-name="ce77"/>
            <table:table-cell table:style-name="ce77" table:formula="of:=[.DB5]" office:value-type="date" office:date-value="2022-06-27" calcext:value-type="date" table:number-columns-spanned="7" table:number-rows-spanned="1">
              <text:p>27/ Jun 2022</text:p>
            </table:table-cell>
            <table:covered-table-cell table:number-columns-repeated="6" table:style-name="ce77"/>
            <table:table-cell table:style-name="ce77" table:formula="of:=[.DI5]" office:value-type="date" office:date-value="2022-07-04" calcext:value-type="date" table:number-columns-spanned="7" table:number-rows-spanned="1">
              <text:p>4/ Jul 2022</text:p>
            </table:table-cell>
            <table:covered-table-cell table:number-columns-repeated="6" table:style-name="ce77"/>
            <table:table-cell table:style-name="ce77" table:formula="of:=[.DP5]" office:value-type="date" office:date-value="2022-07-11" calcext:value-type="date" table:number-columns-spanned="7" table:number-rows-spanned="1">
              <text:p>11/ Jul 2022</text:p>
            </table:table-cell>
            <table:covered-table-cell table:number-columns-repeated="6" table:style-name="ce77"/>
            <table:table-cell table:style-name="ce77" table:formula="of:=[.DW5]" office:value-type="date" office:date-value="2022-07-18" calcext:value-type="date" table:number-columns-spanned="7" table:number-rows-spanned="1">
              <text:p>18/ Jul 2022</text:p>
            </table:table-cell>
            <table:covered-table-cell table:number-columns-repeated="6" table:style-name="ce77"/>
            <table:table-cell table:style-name="ce77" table:formula="of:=[.ED5]" office:value-type="date" office:date-value="2022-07-25" calcext:value-type="date" table:number-columns-spanned="7" table:number-rows-spanned="1">
              <text:p>25/ Jul 2022</text:p>
            </table:table-cell>
            <table:covered-table-cell table:number-columns-repeated="6" table:style-name="ce77"/>
            <table:table-cell table:style-name="ce77" table:formula="of:=[.EK5]" office:value-type="date" office:date-value="2022-08-01" calcext:value-type="date" table:number-columns-spanned="7" table:number-rows-spanned="1">
              <text:p>1/ Aug 2022</text:p>
            </table:table-cell>
            <table:covered-table-cell table:number-columns-repeated="6" table:style-name="ce77"/>
            <table:table-cell table:style-name="ce77" table:formula="of:=[.ER5]" office:value-type="date" office:date-value="2022-08-08" calcext:value-type="date" table:number-columns-spanned="7" table:number-rows-spanned="1">
              <text:p>8/ Aug 2022</text:p>
            </table:table-cell>
            <table:covered-table-cell table:number-columns-repeated="6" table:style-name="ce77"/>
            <table:table-cell table:style-name="ce77" table:formula="of:=[.EY5]" office:value-type="date" office:date-value="2022-08-15" calcext:value-type="date" table:number-columns-spanned="7" table:number-rows-spanned="1">
              <text:p>15/ Aug 2022</text:p>
            </table:table-cell>
            <table:covered-table-cell table:number-columns-repeated="6" table:style-name="ce77"/>
            <table:table-cell table:style-name="ce77" table:formula="of:=[.FF5]" office:value-type="date" office:date-value="2022-08-22" calcext:value-type="date" table:number-columns-spanned="7" table:number-rows-spanned="1">
              <text:p>22/ Aug 2022</text:p>
            </table:table-cell>
            <table:covered-table-cell table:number-columns-repeated="6" table:style-name="ce77"/>
            <table:table-cell table:number-columns-repeated="856"/>
          </table:table-row>
          <table:table-row table:style-name="ro3">
            <table:table-cell table:style-name="ce5" table:number-columns-repeated="6"/>
            <table:table-cell/>
            <table:table-cell table:style-name="ce78" table:formula="of:=Projektanfang-WEEKDAY(Projektanfang;1)+2+7*(Anzeigewoche-1)" office:value-type="date" office:date-value="2022-03-21" calcext:value-type="date">
              <text:p>21</text:p>
            </table:table-cell>
            <table:table-cell table:style-name="ce86" table:formula="of:=[.H5]+1" office:value-type="date" office:date-value="2022-03-22" calcext:value-type="date">
              <text:p>22</text:p>
            </table:table-cell>
            <table:table-cell table:style-name="ce86" table:formula="of:=[.I5]+1" office:value-type="date" office:date-value="2022-03-23" calcext:value-type="date">
              <text:p>23</text:p>
            </table:table-cell>
            <table:table-cell table:style-name="ce86" table:formula="of:=[.J5]+1" office:value-type="date" office:date-value="2022-03-24" calcext:value-type="date">
              <text:p>24</text:p>
            </table:table-cell>
            <table:table-cell table:style-name="ce86" table:formula="of:=[.K5]+1" office:value-type="date" office:date-value="2022-03-25" calcext:value-type="date">
              <text:p>25</text:p>
            </table:table-cell>
            <table:table-cell table:style-name="ce86" table:formula="of:=[.L5]+1" office:value-type="date" office:date-value="2022-03-26" calcext:value-type="date">
              <text:p>26</text:p>
            </table:table-cell>
            <table:table-cell table:style-name="ce87" table:formula="of:=[.M5]+1" office:value-type="date" office:date-value="2022-03-27" calcext:value-type="date">
              <text:p>27</text:p>
            </table:table-cell>
            <table:table-cell table:style-name="ce78" table:formula="of:=[.N5]+1" office:value-type="date" office:date-value="2022-03-28" calcext:value-type="date">
              <text:p>28</text:p>
            </table:table-cell>
            <table:table-cell table:style-name="ce86" table:formula="of:=[.O5]+1" office:value-type="date" office:date-value="2022-03-29" calcext:value-type="date">
              <text:p>29</text:p>
            </table:table-cell>
            <table:table-cell table:style-name="ce86" table:formula="of:=[.P5]+1" office:value-type="date" office:date-value="2022-03-30" calcext:value-type="date">
              <text:p>30</text:p>
            </table:table-cell>
            <table:table-cell table:style-name="ce86" table:formula="of:=[.Q5]+1" office:value-type="date" office:date-value="2022-03-31" calcext:value-type="date">
              <text:p>31</text:p>
            </table:table-cell>
            <table:table-cell table:style-name="ce86" table:formula="of:=[.R5]+1" office:value-type="date" office:date-value="2022-04-01" calcext:value-type="date">
              <text:p>1</text:p>
            </table:table-cell>
            <table:table-cell table:style-name="ce86" table:formula="of:=[.S5]+1" office:value-type="date" office:date-value="2022-04-02" calcext:value-type="date">
              <text:p>2</text:p>
            </table:table-cell>
            <table:table-cell table:style-name="ce87" table:formula="of:=[.T5]+1" office:value-type="date" office:date-value="2022-04-03" calcext:value-type="date">
              <text:p>3</text:p>
            </table:table-cell>
            <table:table-cell table:style-name="ce78" table:formula="of:=[.U5]+1" office:value-type="date" office:date-value="2022-04-04" calcext:value-type="date">
              <text:p>4</text:p>
            </table:table-cell>
            <table:table-cell table:style-name="ce86" table:formula="of:=[.V5]+1" office:value-type="date" office:date-value="2022-04-05" calcext:value-type="date">
              <text:p>5</text:p>
            </table:table-cell>
            <table:table-cell table:style-name="ce86" table:formula="of:=[.W5]+1" office:value-type="date" office:date-value="2022-04-06" calcext:value-type="date">
              <text:p>6</text:p>
            </table:table-cell>
            <table:table-cell table:style-name="ce86" table:formula="of:=[.X5]+1" office:value-type="date" office:date-value="2022-04-07" calcext:value-type="date">
              <text:p>7</text:p>
            </table:table-cell>
            <table:table-cell table:style-name="ce86" table:formula="of:=[.Y5]+1" office:value-type="date" office:date-value="2022-04-08" calcext:value-type="date">
              <text:p>8</text:p>
            </table:table-cell>
            <table:table-cell table:style-name="ce86" table:formula="of:=[.Z5]+1" office:value-type="date" office:date-value="2022-04-09" calcext:value-type="date">
              <text:p>9</text:p>
            </table:table-cell>
            <table:table-cell table:style-name="ce87" table:formula="of:=[.AA5]+1" office:value-type="date" office:date-value="2022-04-10" calcext:value-type="date">
              <text:p>10</text:p>
            </table:table-cell>
            <table:table-cell table:style-name="ce78" table:formula="of:=[.AB5]+1" office:value-type="date" office:date-value="2022-04-11" calcext:value-type="date">
              <text:p>11</text:p>
            </table:table-cell>
            <table:table-cell table:style-name="ce86" table:formula="of:=[.AC5]+1" office:value-type="date" office:date-value="2022-04-12" calcext:value-type="date">
              <text:p>12</text:p>
            </table:table-cell>
            <table:table-cell table:style-name="ce86" table:formula="of:=[.AD5]+1" office:value-type="date" office:date-value="2022-04-13" calcext:value-type="date">
              <text:p>13</text:p>
            </table:table-cell>
            <table:table-cell table:style-name="ce86" table:formula="of:=[.AE5]+1" office:value-type="date" office:date-value="2022-04-14" calcext:value-type="date">
              <text:p>14</text:p>
            </table:table-cell>
            <table:table-cell table:style-name="ce86" table:formula="of:=[.AF5]+1" office:value-type="date" office:date-value="2022-04-15" calcext:value-type="date">
              <text:p>15</text:p>
            </table:table-cell>
            <table:table-cell table:style-name="ce86" table:formula="of:=[.AG5]+1" office:value-type="date" office:date-value="2022-04-16" calcext:value-type="date">
              <text:p>16</text:p>
            </table:table-cell>
            <table:table-cell table:style-name="ce87" table:formula="of:=[.AH5]+1" office:value-type="date" office:date-value="2022-04-17" calcext:value-type="date">
              <text:p>17</text:p>
            </table:table-cell>
            <table:table-cell table:style-name="ce78" table:formula="of:=[.AI5]+1" office:value-type="date" office:date-value="2022-04-18" calcext:value-type="date">
              <text:p>18</text:p>
            </table:table-cell>
            <table:table-cell table:style-name="ce86" table:formula="of:=[.AJ5]+1" office:value-type="date" office:date-value="2022-04-19" calcext:value-type="date">
              <text:p>19</text:p>
            </table:table-cell>
            <table:table-cell table:style-name="ce86" table:formula="of:=[.AK5]+1" office:value-type="date" office:date-value="2022-04-20" calcext:value-type="date">
              <text:p>20</text:p>
            </table:table-cell>
            <table:table-cell table:style-name="ce86" table:formula="of:=[.AL5]+1" office:value-type="date" office:date-value="2022-04-21" calcext:value-type="date">
              <text:p>21</text:p>
            </table:table-cell>
            <table:table-cell table:style-name="ce86" table:formula="of:=[.AM5]+1" office:value-type="date" office:date-value="2022-04-22" calcext:value-type="date">
              <text:p>22</text:p>
            </table:table-cell>
            <table:table-cell table:style-name="ce86" table:formula="of:=[.AN5]+1" office:value-type="date" office:date-value="2022-04-23" calcext:value-type="date">
              <text:p>23</text:p>
            </table:table-cell>
            <table:table-cell table:style-name="ce87" table:formula="of:=[.AO5]+1" office:value-type="date" office:date-value="2022-04-24" calcext:value-type="date">
              <text:p>24</text:p>
            </table:table-cell>
            <table:table-cell table:style-name="ce78" table:formula="of:=[.AP5]+1" office:value-type="date" office:date-value="2022-04-25" calcext:value-type="date">
              <text:p>25</text:p>
            </table:table-cell>
            <table:table-cell table:style-name="ce86" table:formula="of:=[.AQ5]+1" office:value-type="date" office:date-value="2022-04-26" calcext:value-type="date">
              <text:p>26</text:p>
            </table:table-cell>
            <table:table-cell table:style-name="ce86" table:formula="of:=[.AR5]+1" office:value-type="date" office:date-value="2022-04-27" calcext:value-type="date">
              <text:p>27</text:p>
            </table:table-cell>
            <table:table-cell table:style-name="ce86" table:formula="of:=[.AS5]+1" office:value-type="date" office:date-value="2022-04-28" calcext:value-type="date">
              <text:p>28</text:p>
            </table:table-cell>
            <table:table-cell table:style-name="ce86" table:formula="of:=[.AT5]+1" office:value-type="date" office:date-value="2022-04-29" calcext:value-type="date">
              <text:p>29</text:p>
            </table:table-cell>
            <table:table-cell table:style-name="ce86" table:formula="of:=[.AU5]+1" office:value-type="date" office:date-value="2022-04-30" calcext:value-type="date">
              <text:p>30</text:p>
            </table:table-cell>
            <table:table-cell table:style-name="ce87" table:formula="of:=[.AV5]+1" office:value-type="date" office:date-value="2022-05-01" calcext:value-type="date">
              <text:p>1</text:p>
            </table:table-cell>
            <table:table-cell table:style-name="ce78" table:formula="of:=[.AW5]+1" office:value-type="date" office:date-value="2022-05-02" calcext:value-type="date">
              <text:p>2</text:p>
            </table:table-cell>
            <table:table-cell table:style-name="ce86" table:formula="of:=[.AX5]+1" office:value-type="date" office:date-value="2022-05-03" calcext:value-type="date">
              <text:p>3</text:p>
            </table:table-cell>
            <table:table-cell table:style-name="ce86" table:formula="of:=[.AY5]+1" office:value-type="date" office:date-value="2022-05-04" calcext:value-type="date">
              <text:p>4</text:p>
            </table:table-cell>
            <table:table-cell table:style-name="ce86" table:formula="of:=[.AZ5]+1" office:value-type="date" office:date-value="2022-05-05" calcext:value-type="date">
              <text:p>5</text:p>
            </table:table-cell>
            <table:table-cell table:style-name="ce86" table:formula="of:=[.BA5]+1" office:value-type="date" office:date-value="2022-05-06" calcext:value-type="date">
              <text:p>6</text:p>
            </table:table-cell>
            <table:table-cell table:style-name="ce86" table:formula="of:=[.BB5]+1" office:value-type="date" office:date-value="2022-05-07" calcext:value-type="date">
              <text:p>7</text:p>
            </table:table-cell>
            <table:table-cell table:style-name="ce87" table:formula="of:=[.BC5]+1" office:value-type="date" office:date-value="2022-05-08" calcext:value-type="date">
              <text:p>8</text:p>
            </table:table-cell>
            <table:table-cell table:style-name="ce78" table:formula="of:=[.BD5]+1" office:value-type="date" office:date-value="2022-05-09" calcext:value-type="date">
              <text:p>9</text:p>
            </table:table-cell>
            <table:table-cell table:style-name="ce86" table:formula="of:=[.BE5]+1" office:value-type="date" office:date-value="2022-05-10" calcext:value-type="date">
              <text:p>10</text:p>
            </table:table-cell>
            <table:table-cell table:style-name="ce86" table:formula="of:=[.BF5]+1" office:value-type="date" office:date-value="2022-05-11" calcext:value-type="date">
              <text:p>11</text:p>
            </table:table-cell>
            <table:table-cell table:style-name="ce86" table:formula="of:=[.BG5]+1" office:value-type="date" office:date-value="2022-05-12" calcext:value-type="date">
              <text:p>12</text:p>
            </table:table-cell>
            <table:table-cell table:style-name="ce86" table:formula="of:=[.BH5]+1" office:value-type="date" office:date-value="2022-05-13" calcext:value-type="date">
              <text:p>13</text:p>
            </table:table-cell>
            <table:table-cell table:style-name="ce86" table:formula="of:=[.BI5]+1" office:value-type="date" office:date-value="2022-05-14" calcext:value-type="date">
              <text:p>14</text:p>
            </table:table-cell>
            <table:table-cell table:style-name="ce87" table:formula="of:=[.BJ5]+1" office:value-type="date" office:date-value="2022-05-15" calcext:value-type="date">
              <text:p>15</text:p>
            </table:table-cell>
            <table:table-cell table:style-name="ce78" table:formula="of:=[.BK5]+1" office:value-type="date" office:date-value="2022-05-16" calcext:value-type="date">
              <text:p>16</text:p>
            </table:table-cell>
            <table:table-cell table:style-name="ce86" table:formula="of:=[.BL5]+1" office:value-type="date" office:date-value="2022-05-17" calcext:value-type="date">
              <text:p>17</text:p>
            </table:table-cell>
            <table:table-cell table:style-name="ce86" table:formula="of:=[.BM5]+1" office:value-type="date" office:date-value="2022-05-18" calcext:value-type="date">
              <text:p>18</text:p>
            </table:table-cell>
            <table:table-cell table:style-name="ce86" table:formula="of:=[.BN5]+1" office:value-type="date" office:date-value="2022-05-19" calcext:value-type="date">
              <text:p>19</text:p>
            </table:table-cell>
            <table:table-cell table:style-name="ce86" table:formula="of:=[.BO5]+1" office:value-type="date" office:date-value="2022-05-20" calcext:value-type="date">
              <text:p>20</text:p>
            </table:table-cell>
            <table:table-cell table:style-name="ce86" table:formula="of:=[.BP5]+1" office:value-type="date" office:date-value="2022-05-21" calcext:value-type="date">
              <text:p>21</text:p>
            </table:table-cell>
            <table:table-cell table:style-name="ce87" table:formula="of:=[.BQ5]+1" office:value-type="date" office:date-value="2022-05-22" calcext:value-type="date">
              <text:p>22</text:p>
            </table:table-cell>
            <table:table-cell table:style-name="ce78" table:formula="of:=[.BR5]+1" office:value-type="date" office:date-value="2022-05-23" calcext:value-type="date">
              <text:p>23</text:p>
            </table:table-cell>
            <table:table-cell table:style-name="ce86" table:formula="of:=[.BS5]+1" office:value-type="date" office:date-value="2022-05-24" calcext:value-type="date">
              <text:p>24</text:p>
            </table:table-cell>
            <table:table-cell table:style-name="ce86" table:formula="of:=[.BT5]+1" office:value-type="date" office:date-value="2022-05-25" calcext:value-type="date">
              <text:p>25</text:p>
            </table:table-cell>
            <table:table-cell table:style-name="ce86" table:formula="of:=[.BU5]+1" office:value-type="date" office:date-value="2022-05-26" calcext:value-type="date">
              <text:p>26</text:p>
            </table:table-cell>
            <table:table-cell table:style-name="ce86" table:formula="of:=[.BV5]+1" office:value-type="date" office:date-value="2022-05-27" calcext:value-type="date">
              <text:p>27</text:p>
            </table:table-cell>
            <table:table-cell table:style-name="ce86" table:formula="of:=[.BW5]+1" office:value-type="date" office:date-value="2022-05-28" calcext:value-type="date">
              <text:p>28</text:p>
            </table:table-cell>
            <table:table-cell table:style-name="ce87" table:formula="of:=[.BX5]+1" office:value-type="date" office:date-value="2022-05-29" calcext:value-type="date">
              <text:p>29</text:p>
            </table:table-cell>
            <table:table-cell table:style-name="ce78" table:formula="of:=[.BY5]+1" office:value-type="date" office:date-value="2022-05-30" calcext:value-type="date">
              <text:p>30</text:p>
            </table:table-cell>
            <table:table-cell table:style-name="ce86" table:formula="of:=[.BZ5]+1" office:value-type="date" office:date-value="2022-05-31" calcext:value-type="date">
              <text:p>31</text:p>
            </table:table-cell>
            <table:table-cell table:style-name="ce86" table:formula="of:=[.CA5]+1" office:value-type="date" office:date-value="2022-06-01" calcext:value-type="date">
              <text:p>1</text:p>
            </table:table-cell>
            <table:table-cell table:style-name="ce86" table:formula="of:=[.CB5]+1" office:value-type="date" office:date-value="2022-06-02" calcext:value-type="date">
              <text:p>2</text:p>
            </table:table-cell>
            <table:table-cell table:style-name="ce86" table:formula="of:=[.CC5]+1" office:value-type="date" office:date-value="2022-06-03" calcext:value-type="date">
              <text:p>3</text:p>
            </table:table-cell>
            <table:table-cell table:style-name="ce86" table:formula="of:=[.CD5]+1" office:value-type="date" office:date-value="2022-06-04" calcext:value-type="date">
              <text:p>4</text:p>
            </table:table-cell>
            <table:table-cell table:style-name="ce87" table:formula="of:=[.CE5]+1" office:value-type="date" office:date-value="2022-06-05" calcext:value-type="date">
              <text:p>5</text:p>
            </table:table-cell>
            <table:table-cell table:style-name="ce78" table:formula="of:=[.CF5]+1" office:value-type="date" office:date-value="2022-06-06" calcext:value-type="date">
              <text:p>6</text:p>
            </table:table-cell>
            <table:table-cell table:style-name="ce86" table:formula="of:=[.CG5]+1" office:value-type="date" office:date-value="2022-06-07" calcext:value-type="date">
              <text:p>7</text:p>
            </table:table-cell>
            <table:table-cell table:style-name="ce86" table:formula="of:=[.CH5]+1" office:value-type="date" office:date-value="2022-06-08" calcext:value-type="date">
              <text:p>8</text:p>
            </table:table-cell>
            <table:table-cell table:style-name="ce86" table:formula="of:=[.CI5]+1" office:value-type="date" office:date-value="2022-06-09" calcext:value-type="date">
              <text:p>9</text:p>
            </table:table-cell>
            <table:table-cell table:style-name="ce86" table:formula="of:=[.CJ5]+1" office:value-type="date" office:date-value="2022-06-10" calcext:value-type="date">
              <text:p>10</text:p>
            </table:table-cell>
            <table:table-cell table:style-name="ce86" table:formula="of:=[.CK5]+1" office:value-type="date" office:date-value="2022-06-11" calcext:value-type="date">
              <text:p>11</text:p>
            </table:table-cell>
            <table:table-cell table:style-name="ce87" table:formula="of:=[.CL5]+1" office:value-type="date" office:date-value="2022-06-12" calcext:value-type="date">
              <text:p>12</text:p>
            </table:table-cell>
            <table:table-cell table:style-name="ce78" table:formula="of:=[.CM5]+1" office:value-type="date" office:date-value="2022-06-13" calcext:value-type="date">
              <text:p>13</text:p>
            </table:table-cell>
            <table:table-cell table:style-name="ce86" table:formula="of:=[.CN5]+1" office:value-type="date" office:date-value="2022-06-14" calcext:value-type="date">
              <text:p>14</text:p>
            </table:table-cell>
            <table:table-cell table:style-name="ce86" table:formula="of:=[.CO5]+1" office:value-type="date" office:date-value="2022-06-15" calcext:value-type="date">
              <text:p>15</text:p>
            </table:table-cell>
            <table:table-cell table:style-name="ce86" table:formula="of:=[.CP5]+1" office:value-type="date" office:date-value="2022-06-16" calcext:value-type="date">
              <text:p>16</text:p>
            </table:table-cell>
            <table:table-cell table:style-name="ce86" table:formula="of:=[.CQ5]+1" office:value-type="date" office:date-value="2022-06-17" calcext:value-type="date">
              <text:p>17</text:p>
            </table:table-cell>
            <table:table-cell table:style-name="ce86" table:formula="of:=[.CR5]+1" office:value-type="date" office:date-value="2022-06-18" calcext:value-type="date">
              <text:p>18</text:p>
            </table:table-cell>
            <table:table-cell table:style-name="ce87" table:formula="of:=[.CS5]+1" office:value-type="date" office:date-value="2022-06-19" calcext:value-type="date">
              <text:p>19</text:p>
            </table:table-cell>
            <table:table-cell table:style-name="ce78" table:formula="of:=[.CT5]+1" office:value-type="date" office:date-value="2022-06-20" calcext:value-type="date">
              <text:p>20</text:p>
            </table:table-cell>
            <table:table-cell table:style-name="ce86" table:formula="of:=[.CU5]+1" office:value-type="date" office:date-value="2022-06-21" calcext:value-type="date">
              <text:p>21</text:p>
            </table:table-cell>
            <table:table-cell table:style-name="ce86" table:formula="of:=[.CV5]+1" office:value-type="date" office:date-value="2022-06-22" calcext:value-type="date">
              <text:p>22</text:p>
            </table:table-cell>
            <table:table-cell table:style-name="ce86" table:formula="of:=[.CW5]+1" office:value-type="date" office:date-value="2022-06-23" calcext:value-type="date">
              <text:p>23</text:p>
            </table:table-cell>
            <table:table-cell table:style-name="ce86" table:formula="of:=[.CX5]+1" office:value-type="date" office:date-value="2022-06-24" calcext:value-type="date">
              <text:p>24</text:p>
            </table:table-cell>
            <table:table-cell table:style-name="ce86" table:formula="of:=[.CY5]+1" office:value-type="date" office:date-value="2022-06-25" calcext:value-type="date">
              <text:p>25</text:p>
            </table:table-cell>
            <table:table-cell table:style-name="ce87" table:formula="of:=[.CZ5]+1" office:value-type="date" office:date-value="2022-06-26" calcext:value-type="date">
              <text:p>26</text:p>
            </table:table-cell>
            <table:table-cell table:style-name="ce78" table:formula="of:=[.DA5]+1" office:value-type="date" office:date-value="2022-06-27" calcext:value-type="date">
              <text:p>27</text:p>
            </table:table-cell>
            <table:table-cell table:style-name="ce86" table:formula="of:=[.DB5]+1" office:value-type="date" office:date-value="2022-06-28" calcext:value-type="date">
              <text:p>28</text:p>
            </table:table-cell>
            <table:table-cell table:style-name="ce86" table:formula="of:=[.DC5]+1" office:value-type="date" office:date-value="2022-06-29" calcext:value-type="date">
              <text:p>29</text:p>
            </table:table-cell>
            <table:table-cell table:style-name="ce86" table:formula="of:=[.DD5]+1" office:value-type="date" office:date-value="2022-06-30" calcext:value-type="date">
              <text:p>30</text:p>
            </table:table-cell>
            <table:table-cell table:style-name="ce86" table:formula="of:=[.DE5]+1" office:value-type="date" office:date-value="2022-07-01" calcext:value-type="date">
              <text:p>1</text:p>
            </table:table-cell>
            <table:table-cell table:style-name="ce86" table:formula="of:=[.DF5]+1" office:value-type="date" office:date-value="2022-07-02" calcext:value-type="date">
              <text:p>2</text:p>
            </table:table-cell>
            <table:table-cell table:style-name="ce87" table:formula="of:=[.DG5]+1" office:value-type="date" office:date-value="2022-07-03" calcext:value-type="date">
              <text:p>3</text:p>
            </table:table-cell>
            <table:table-cell table:style-name="ce78" table:formula="of:=[.DH5]+1" office:value-type="date" office:date-value="2022-07-04" calcext:value-type="date">
              <text:p>4</text:p>
            </table:table-cell>
            <table:table-cell table:style-name="ce86" table:formula="of:=[.DI5]+1" office:value-type="date" office:date-value="2022-07-05" calcext:value-type="date">
              <text:p>5</text:p>
            </table:table-cell>
            <table:table-cell table:style-name="ce86" table:formula="of:=[.DJ5]+1" office:value-type="date" office:date-value="2022-07-06" calcext:value-type="date">
              <text:p>6</text:p>
            </table:table-cell>
            <table:table-cell table:style-name="ce86" table:formula="of:=[.DK5]+1" office:value-type="date" office:date-value="2022-07-07" calcext:value-type="date">
              <text:p>7</text:p>
            </table:table-cell>
            <table:table-cell table:style-name="ce86" table:formula="of:=[.DL5]+1" office:value-type="date" office:date-value="2022-07-08" calcext:value-type="date">
              <text:p>8</text:p>
            </table:table-cell>
            <table:table-cell table:style-name="ce86" table:formula="of:=[.DM5]+1" office:value-type="date" office:date-value="2022-07-09" calcext:value-type="date">
              <text:p>9</text:p>
            </table:table-cell>
            <table:table-cell table:style-name="ce87" table:formula="of:=[.DN5]+1" office:value-type="date" office:date-value="2022-07-10" calcext:value-type="date">
              <text:p>10</text:p>
            </table:table-cell>
            <table:table-cell table:style-name="ce78" table:formula="of:=[.DO5]+1" office:value-type="date" office:date-value="2022-07-11" calcext:value-type="date">
              <text:p>11</text:p>
            </table:table-cell>
            <table:table-cell table:style-name="ce86" table:formula="of:=[.DP5]+1" office:value-type="date" office:date-value="2022-07-12" calcext:value-type="date">
              <text:p>12</text:p>
            </table:table-cell>
            <table:table-cell table:style-name="ce86" table:formula="of:=[.DQ5]+1" office:value-type="date" office:date-value="2022-07-13" calcext:value-type="date">
              <text:p>13</text:p>
            </table:table-cell>
            <table:table-cell table:style-name="ce86" table:formula="of:=[.DR5]+1" office:value-type="date" office:date-value="2022-07-14" calcext:value-type="date">
              <text:p>14</text:p>
            </table:table-cell>
            <table:table-cell table:style-name="ce86" table:formula="of:=[.DS5]+1" office:value-type="date" office:date-value="2022-07-15" calcext:value-type="date">
              <text:p>15</text:p>
            </table:table-cell>
            <table:table-cell table:style-name="ce86" table:formula="of:=[.DT5]+1" office:value-type="date" office:date-value="2022-07-16" calcext:value-type="date">
              <text:p>16</text:p>
            </table:table-cell>
            <table:table-cell table:style-name="ce87" table:formula="of:=[.DU5]+1" office:value-type="date" office:date-value="2022-07-17" calcext:value-type="date">
              <text:p>17</text:p>
            </table:table-cell>
            <table:table-cell table:style-name="ce78" table:formula="of:=[.DV5]+1" office:value-type="date" office:date-value="2022-07-18" calcext:value-type="date">
              <text:p>18</text:p>
            </table:table-cell>
            <table:table-cell table:style-name="ce86" table:formula="of:=[.DW5]+1" office:value-type="date" office:date-value="2022-07-19" calcext:value-type="date">
              <text:p>19</text:p>
            </table:table-cell>
            <table:table-cell table:style-name="ce86" table:formula="of:=[.DX5]+1" office:value-type="date" office:date-value="2022-07-20" calcext:value-type="date">
              <text:p>20</text:p>
            </table:table-cell>
            <table:table-cell table:style-name="ce86" table:formula="of:=[.DY5]+1" office:value-type="date" office:date-value="2022-07-21" calcext:value-type="date">
              <text:p>21</text:p>
            </table:table-cell>
            <table:table-cell table:style-name="ce86" table:formula="of:=[.DZ5]+1" office:value-type="date" office:date-value="2022-07-22" calcext:value-type="date">
              <text:p>22</text:p>
            </table:table-cell>
            <table:table-cell table:style-name="ce86" table:formula="of:=[.EA5]+1" office:value-type="date" office:date-value="2022-07-23" calcext:value-type="date">
              <text:p>23</text:p>
            </table:table-cell>
            <table:table-cell table:style-name="ce87" table:formula="of:=[.EB5]+1" office:value-type="date" office:date-value="2022-07-24" calcext:value-type="date">
              <text:p>24</text:p>
            </table:table-cell>
            <table:table-cell table:style-name="ce78" table:formula="of:=[.EC5]+1" office:value-type="date" office:date-value="2022-07-25" calcext:value-type="date">
              <text:p>25</text:p>
            </table:table-cell>
            <table:table-cell table:style-name="ce86" table:formula="of:=[.ED5]+1" office:value-type="date" office:date-value="2022-07-26" calcext:value-type="date">
              <text:p>26</text:p>
            </table:table-cell>
            <table:table-cell table:style-name="ce86" table:formula="of:=[.EE5]+1" office:value-type="date" office:date-value="2022-07-27" calcext:value-type="date">
              <text:p>27</text:p>
            </table:table-cell>
            <table:table-cell table:style-name="ce86" table:formula="of:=[.EF5]+1" office:value-type="date" office:date-value="2022-07-28" calcext:value-type="date">
              <text:p>28</text:p>
            </table:table-cell>
            <table:table-cell table:style-name="ce86" table:formula="of:=[.EG5]+1" office:value-type="date" office:date-value="2022-07-29" calcext:value-type="date">
              <text:p>29</text:p>
            </table:table-cell>
            <table:table-cell table:style-name="ce86" table:formula="of:=[.EH5]+1" office:value-type="date" office:date-value="2022-07-30" calcext:value-type="date">
              <text:p>30</text:p>
            </table:table-cell>
            <table:table-cell table:style-name="ce87" table:formula="of:=[.EI5]+1" office:value-type="date" office:date-value="2022-07-31" calcext:value-type="date">
              <text:p>31</text:p>
            </table:table-cell>
            <table:table-cell table:style-name="ce78" table:formula="of:=[.EJ5]+1" office:value-type="date" office:date-value="2022-08-01" calcext:value-type="date">
              <text:p>1</text:p>
            </table:table-cell>
            <table:table-cell table:style-name="ce86" table:formula="of:=[.EK5]+1" office:value-type="date" office:date-value="2022-08-02" calcext:value-type="date">
              <text:p>2</text:p>
            </table:table-cell>
            <table:table-cell table:style-name="ce86" table:formula="of:=[.EL5]+1" office:value-type="date" office:date-value="2022-08-03" calcext:value-type="date">
              <text:p>3</text:p>
            </table:table-cell>
            <table:table-cell table:style-name="ce86" table:formula="of:=[.EM5]+1" office:value-type="date" office:date-value="2022-08-04" calcext:value-type="date">
              <text:p>4</text:p>
            </table:table-cell>
            <table:table-cell table:style-name="ce86" table:formula="of:=[.EN5]+1" office:value-type="date" office:date-value="2022-08-05" calcext:value-type="date">
              <text:p>5</text:p>
            </table:table-cell>
            <table:table-cell table:style-name="ce86" table:formula="of:=[.EO5]+1" office:value-type="date" office:date-value="2022-08-06" calcext:value-type="date">
              <text:p>6</text:p>
            </table:table-cell>
            <table:table-cell table:style-name="ce87" table:formula="of:=[.EP5]+1" office:value-type="date" office:date-value="2022-08-07" calcext:value-type="date">
              <text:p>7</text:p>
            </table:table-cell>
            <table:table-cell table:style-name="ce78" table:formula="of:=[.EQ5]+1" office:value-type="date" office:date-value="2022-08-08" calcext:value-type="date">
              <text:p>8</text:p>
            </table:table-cell>
            <table:table-cell table:style-name="ce86" table:formula="of:=[.ER5]+1" office:value-type="date" office:date-value="2022-08-09" calcext:value-type="date">
              <text:p>9</text:p>
            </table:table-cell>
            <table:table-cell table:style-name="ce86" table:formula="of:=[.ES5]+1" office:value-type="date" office:date-value="2022-08-10" calcext:value-type="date">
              <text:p>10</text:p>
            </table:table-cell>
            <table:table-cell table:style-name="ce86" table:formula="of:=[.ET5]+1" office:value-type="date" office:date-value="2022-08-11" calcext:value-type="date">
              <text:p>11</text:p>
            </table:table-cell>
            <table:table-cell table:style-name="ce86" table:formula="of:=[.EU5]+1" office:value-type="date" office:date-value="2022-08-12" calcext:value-type="date">
              <text:p>12</text:p>
            </table:table-cell>
            <table:table-cell table:style-name="ce86" table:formula="of:=[.EV5]+1" office:value-type="date" office:date-value="2022-08-13" calcext:value-type="date">
              <text:p>13</text:p>
            </table:table-cell>
            <table:table-cell table:style-name="ce87" table:formula="of:=[.EW5]+1" office:value-type="date" office:date-value="2022-08-14" calcext:value-type="date">
              <text:p>14</text:p>
            </table:table-cell>
            <table:table-cell table:style-name="ce78" table:formula="of:=[.EX5]+1" office:value-type="date" office:date-value="2022-08-15" calcext:value-type="date">
              <text:p>15</text:p>
            </table:table-cell>
            <table:table-cell table:style-name="ce86" table:formula="of:=[.EY5]+1" office:value-type="date" office:date-value="2022-08-16" calcext:value-type="date">
              <text:p>16</text:p>
            </table:table-cell>
            <table:table-cell table:style-name="ce86" table:formula="of:=[.EZ5]+1" office:value-type="date" office:date-value="2022-08-17" calcext:value-type="date">
              <text:p>17</text:p>
            </table:table-cell>
            <table:table-cell table:style-name="ce86" table:formula="of:=[.FA5]+1" office:value-type="date" office:date-value="2022-08-18" calcext:value-type="date">
              <text:p>18</text:p>
            </table:table-cell>
            <table:table-cell table:style-name="ce86" table:formula="of:=[.FB5]+1" office:value-type="date" office:date-value="2022-08-19" calcext:value-type="date">
              <text:p>19</text:p>
            </table:table-cell>
            <table:table-cell table:style-name="ce86" table:formula="of:=[.FC5]+1" office:value-type="date" office:date-value="2022-08-20" calcext:value-type="date">
              <text:p>20</text:p>
            </table:table-cell>
            <table:table-cell table:style-name="ce87" table:formula="of:=[.FD5]+1" office:value-type="date" office:date-value="2022-08-21" calcext:value-type="date">
              <text:p>21</text:p>
            </table:table-cell>
            <table:table-cell table:style-name="ce78" table:formula="of:=[.FE5]+1" office:value-type="date" office:date-value="2022-08-22" calcext:value-type="date">
              <text:p>22</text:p>
            </table:table-cell>
            <table:table-cell table:style-name="ce86" table:formula="of:=[.FF5]+1" office:value-type="date" office:date-value="2022-08-23" calcext:value-type="date">
              <text:p>23</text:p>
            </table:table-cell>
            <table:table-cell table:style-name="ce86" table:formula="of:=[.FG5]+1" office:value-type="date" office:date-value="2022-08-24" calcext:value-type="date">
              <text:p>24</text:p>
            </table:table-cell>
            <table:table-cell table:style-name="ce86" table:formula="of:=[.FH5]+1" office:value-type="date" office:date-value="2022-08-25" calcext:value-type="date">
              <text:p>25</text:p>
            </table:table-cell>
            <table:table-cell table:style-name="ce86" table:formula="of:=[.FI5]+1" office:value-type="date" office:date-value="2022-08-26" calcext:value-type="date">
              <text:p>26</text:p>
            </table:table-cell>
            <table:table-cell table:style-name="ce86" table:formula="of:=[.FJ5]+1" office:value-type="date" office:date-value="2022-08-27" calcext:value-type="date">
              <text:p>27</text:p>
            </table:table-cell>
            <table:table-cell table:style-name="ce87" table:formula="of:=[.FK5]+1" office:value-type="date" office:date-value="2022-08-28" calcext:value-type="date">
              <text:p>28</text:p>
            </table:table-cell>
            <table:table-cell table:number-columns-repeated="856"/>
          </table:table-row>
          <table:table-row table:style-name="ro4">
            <table:table-cell table:style-name="ce6" office:value-type="string" calcext:value-type="string">
              <text:p>TASK</text:p>
            </table:table-cell>
            <table:table-cell table:style-name="ce22"/>
            <table:table-cell table:style-name="ce22" office:value-type="string" calcext:value-type="string">
              <text:p>Progress</text:p>
            </table:table-cell>
            <table:table-cell table:style-name="ce22" office:value-type="string" calcext:value-type="string">
              <text:p>START</text:p>
            </table:table-cell>
            <table:table-cell table:style-name="ce22" office:value-type="string" calcext:value-type="string">
              <text:p>END</text:p>
            </table:table-cell>
            <table:table-cell table:style-name="ce22"/>
            <table:table-cell table:style-name="ce22" office:value-type="string" calcext:value-type="string">
              <text:p>TAGE</text:p>
            </table:table-cell>
            <table:table-cell table:style-name="ce79" table:formula="of:=LEFT(TEXT([.H5];&quot;TTT&quot;);1)" office:value-type="string" office:string-value="M" calcext:value-type="string">
              <text:p>M</text:p>
            </table:table-cell>
            <table:table-cell table:style-name="ce79" table:formula="of:=LEFT(TEXT([.I5];&quot;TTT&quot;);1)" office:value-type="string" office:string-value="D" calcext:value-type="string">
              <text:p>D</text:p>
            </table:table-cell>
            <table:table-cell table:style-name="ce79" table:formula="of:=LEFT(TEXT([.J5];&quot;TTT&quot;);1)" office:value-type="string" office:string-value="M" calcext:value-type="string">
              <text:p>M</text:p>
            </table:table-cell>
            <table:table-cell table:style-name="ce79" table:formula="of:=LEFT(TEXT([.K5];&quot;TTT&quot;);1)" office:value-type="string" office:string-value="D" calcext:value-type="string">
              <text:p>D</text:p>
            </table:table-cell>
            <table:table-cell table:style-name="ce79" table:formula="of:=LEFT(TEXT([.L5];&quot;TTT&quot;);1)" office:value-type="string" office:string-value="F" calcext:value-type="string">
              <text:p>F</text:p>
            </table:table-cell>
            <table:table-cell table:style-name="ce79" table:formula="of:=LEFT(TEXT([.M5];&quot;TTT&quot;);1)" office:value-type="string" office:string-value="S" calcext:value-type="string">
              <text:p>S</text:p>
            </table:table-cell>
            <table:table-cell table:style-name="ce79" table:formula="of:=LEFT(TEXT([.N5];&quot;TTT&quot;);1)" office:value-type="string" office:string-value="S" calcext:value-type="string">
              <text:p>S</text:p>
            </table:table-cell>
            <table:table-cell table:style-name="ce79" table:formula="of:=LEFT(TEXT([.O5];&quot;TTT&quot;);1)" office:value-type="string" office:string-value="M" calcext:value-type="string">
              <text:p>M</text:p>
            </table:table-cell>
            <table:table-cell table:style-name="ce79" table:formula="of:=LEFT(TEXT([.P5];&quot;TTT&quot;);1)" office:value-type="string" office:string-value="D" calcext:value-type="string">
              <text:p>D</text:p>
            </table:table-cell>
            <table:table-cell table:style-name="ce79" table:formula="of:=LEFT(TEXT([.Q5];&quot;TTT&quot;);1)" office:value-type="string" office:string-value="M" calcext:value-type="string">
              <text:p>M</text:p>
            </table:table-cell>
            <table:table-cell table:style-name="ce79" table:formula="of:=LEFT(TEXT([.R5];&quot;TTT&quot;);1)" office:value-type="string" office:string-value="D" calcext:value-type="string">
              <text:p>D</text:p>
            </table:table-cell>
            <table:table-cell table:style-name="ce79" table:formula="of:=LEFT(TEXT([.S5];&quot;TTT&quot;);1)" office:value-type="string" office:string-value="F" calcext:value-type="string">
              <text:p>F</text:p>
            </table:table-cell>
            <table:table-cell table:style-name="ce79" table:formula="of:=LEFT(TEXT([.T5];&quot;TTT&quot;);1)" office:value-type="string" office:string-value="S" calcext:value-type="string">
              <text:p>S</text:p>
            </table:table-cell>
            <table:table-cell table:style-name="ce79" table:formula="of:=LEFT(TEXT([.U5];&quot;TTT&quot;);1)" office:value-type="string" office:string-value="S" calcext:value-type="string">
              <text:p>S</text:p>
            </table:table-cell>
            <table:table-cell table:style-name="ce79" table:formula="of:=LEFT(TEXT([.V5];&quot;TTT&quot;);1)" office:value-type="string" office:string-value="M" calcext:value-type="string">
              <text:p>M</text:p>
            </table:table-cell>
            <table:table-cell table:style-name="ce79" table:formula="of:=LEFT(TEXT([.W5];&quot;TTT&quot;);1)" office:value-type="string" office:string-value="D" calcext:value-type="string">
              <text:p>D</text:p>
            </table:table-cell>
            <table:table-cell table:style-name="ce79" table:formula="of:=LEFT(TEXT([.X5];&quot;TTT&quot;);1)" office:value-type="string" office:string-value="M" calcext:value-type="string">
              <text:p>M</text:p>
            </table:table-cell>
            <table:table-cell table:style-name="ce79" table:formula="of:=LEFT(TEXT([.Y5];&quot;TTT&quot;);1)" office:value-type="string" office:string-value="D" calcext:value-type="string">
              <text:p>D</text:p>
            </table:table-cell>
            <table:table-cell table:style-name="ce79" table:formula="of:=LEFT(TEXT([.Z5];&quot;TTT&quot;);1)" office:value-type="string" office:string-value="F" calcext:value-type="string">
              <text:p>F</text:p>
            </table:table-cell>
            <table:table-cell table:style-name="ce79" table:formula="of:=LEFT(TEXT([.AA5];&quot;TTT&quot;);1)" office:value-type="string" office:string-value="S" calcext:value-type="string">
              <text:p>S</text:p>
            </table:table-cell>
            <table:table-cell table:style-name="ce79" table:formula="of:=LEFT(TEXT([.AB5];&quot;TTT&quot;);1)" office:value-type="string" office:string-value="S" calcext:value-type="string">
              <text:p>S</text:p>
            </table:table-cell>
            <table:table-cell table:style-name="ce79" table:formula="of:=LEFT(TEXT([.AC5];&quot;TTT&quot;);1)" office:value-type="string" office:string-value="M" calcext:value-type="string">
              <text:p>M</text:p>
            </table:table-cell>
            <table:table-cell table:style-name="ce79" table:formula="of:=LEFT(TEXT([.AD5];&quot;TTT&quot;);1)" office:value-type="string" office:string-value="D" calcext:value-type="string">
              <text:p>D</text:p>
            </table:table-cell>
            <table:table-cell table:style-name="ce79" table:formula="of:=LEFT(TEXT([.AE5];&quot;TTT&quot;);1)" office:value-type="string" office:string-value="M" calcext:value-type="string">
              <text:p>M</text:p>
            </table:table-cell>
            <table:table-cell table:style-name="ce79" table:formula="of:=LEFT(TEXT([.AF5];&quot;TTT&quot;);1)" office:value-type="string" office:string-value="D" calcext:value-type="string">
              <text:p>D</text:p>
            </table:table-cell>
            <table:table-cell table:style-name="ce79" table:formula="of:=LEFT(TEXT([.AG5];&quot;TTT&quot;);1)" office:value-type="string" office:string-value="F" calcext:value-type="string">
              <text:p>F</text:p>
            </table:table-cell>
            <table:table-cell table:style-name="ce79" table:formula="of:=LEFT(TEXT([.AH5];&quot;TTT&quot;);1)" office:value-type="string" office:string-value="S" calcext:value-type="string">
              <text:p>S</text:p>
            </table:table-cell>
            <table:table-cell table:style-name="ce79" table:formula="of:=LEFT(TEXT([.AI5];&quot;TTT&quot;);1)" office:value-type="string" office:string-value="S" calcext:value-type="string">
              <text:p>S</text:p>
            </table:table-cell>
            <table:table-cell table:style-name="ce79" table:formula="of:=LEFT(TEXT([.AJ5];&quot;TTT&quot;);1)" office:value-type="string" office:string-value="M" calcext:value-type="string">
              <text:p>M</text:p>
            </table:table-cell>
            <table:table-cell table:style-name="ce79" table:formula="of:=LEFT(TEXT([.AK5];&quot;TTT&quot;);1)" office:value-type="string" office:string-value="D" calcext:value-type="string">
              <text:p>D</text:p>
            </table:table-cell>
            <table:table-cell table:style-name="ce79" table:formula="of:=LEFT(TEXT([.AL5];&quot;TTT&quot;);1)" office:value-type="string" office:string-value="M" calcext:value-type="string">
              <text:p>M</text:p>
            </table:table-cell>
            <table:table-cell table:style-name="ce79" table:formula="of:=LEFT(TEXT([.AM5];&quot;TTT&quot;);1)" office:value-type="string" office:string-value="D" calcext:value-type="string">
              <text:p>D</text:p>
            </table:table-cell>
            <table:table-cell table:style-name="ce79" table:formula="of:=LEFT(TEXT([.AN5];&quot;TTT&quot;);1)" office:value-type="string" office:string-value="F" calcext:value-type="string">
              <text:p>F</text:p>
            </table:table-cell>
            <table:table-cell table:style-name="ce79" table:formula="of:=LEFT(TEXT([.AO5];&quot;TTT&quot;);1)" office:value-type="string" office:string-value="S" calcext:value-type="string">
              <text:p>S</text:p>
            </table:table-cell>
            <table:table-cell table:style-name="ce79" table:formula="of:=LEFT(TEXT([.AP5];&quot;TTT&quot;);1)" office:value-type="string" office:string-value="S" calcext:value-type="string">
              <text:p>S</text:p>
            </table:table-cell>
            <table:table-cell table:style-name="ce79" table:formula="of:=LEFT(TEXT([.AQ5];&quot;TTT&quot;);1)" office:value-type="string" office:string-value="M" calcext:value-type="string">
              <text:p>M</text:p>
            </table:table-cell>
            <table:table-cell table:style-name="ce79" table:formula="of:=LEFT(TEXT([.AR5];&quot;TTT&quot;);1)" office:value-type="string" office:string-value="D" calcext:value-type="string">
              <text:p>D</text:p>
            </table:table-cell>
            <table:table-cell table:style-name="ce79" table:formula="of:=LEFT(TEXT([.AS5];&quot;TTT&quot;);1)" office:value-type="string" office:string-value="M" calcext:value-type="string">
              <text:p>M</text:p>
            </table:table-cell>
            <table:table-cell table:style-name="ce79" table:formula="of:=LEFT(TEXT([.AT5];&quot;TTT&quot;);1)" office:value-type="string" office:string-value="D" calcext:value-type="string">
              <text:p>D</text:p>
            </table:table-cell>
            <table:table-cell table:style-name="ce79" table:formula="of:=LEFT(TEXT([.AU5];&quot;TTT&quot;);1)" office:value-type="string" office:string-value="F" calcext:value-type="string">
              <text:p>F</text:p>
            </table:table-cell>
            <table:table-cell table:style-name="ce79" table:formula="of:=LEFT(TEXT([.AV5];&quot;TTT&quot;);1)" office:value-type="string" office:string-value="S" calcext:value-type="string">
              <text:p>S</text:p>
            </table:table-cell>
            <table:table-cell table:style-name="ce79" table:formula="of:=LEFT(TEXT([.AW5];&quot;TTT&quot;);1)" office:value-type="string" office:string-value="S" calcext:value-type="string">
              <text:p>S</text:p>
            </table:table-cell>
            <table:table-cell table:style-name="ce79" table:formula="of:=LEFT(TEXT([.AX5];&quot;TTT&quot;);1)" office:value-type="string" office:string-value="M" calcext:value-type="string">
              <text:p>M</text:p>
            </table:table-cell>
            <table:table-cell table:style-name="ce79" table:formula="of:=LEFT(TEXT([.AY5];&quot;TTT&quot;);1)" office:value-type="string" office:string-value="D" calcext:value-type="string">
              <text:p>D</text:p>
            </table:table-cell>
            <table:table-cell table:style-name="ce79" table:formula="of:=LEFT(TEXT([.AZ5];&quot;TTT&quot;);1)" office:value-type="string" office:string-value="M" calcext:value-type="string">
              <text:p>M</text:p>
            </table:table-cell>
            <table:table-cell table:style-name="ce79" table:formula="of:=LEFT(TEXT([.BA5];&quot;TTT&quot;);1)" office:value-type="string" office:string-value="D" calcext:value-type="string">
              <text:p>D</text:p>
            </table:table-cell>
            <table:table-cell table:style-name="ce79" table:formula="of:=LEFT(TEXT([.BB5];&quot;TTT&quot;);1)" office:value-type="string" office:string-value="F" calcext:value-type="string">
              <text:p>F</text:p>
            </table:table-cell>
            <table:table-cell table:style-name="ce79" table:formula="of:=LEFT(TEXT([.BC5];&quot;TTT&quot;);1)" office:value-type="string" office:string-value="S" calcext:value-type="string">
              <text:p>S</text:p>
            </table:table-cell>
            <table:table-cell table:style-name="ce79" table:formula="of:=LEFT(TEXT([.BD5];&quot;TTT&quot;);1)" office:value-type="string" office:string-value="S" calcext:value-type="string">
              <text:p>S</text:p>
            </table:table-cell>
            <table:table-cell table:style-name="ce79" table:formula="of:=LEFT(TEXT([.BE5];&quot;TTT&quot;);1)" office:value-type="string" office:string-value="M" calcext:value-type="string">
              <text:p>M</text:p>
            </table:table-cell>
            <table:table-cell table:style-name="ce79" table:formula="of:=LEFT(TEXT([.BF5];&quot;TTT&quot;);1)" office:value-type="string" office:string-value="D" calcext:value-type="string">
              <text:p>D</text:p>
            </table:table-cell>
            <table:table-cell table:style-name="ce79" table:formula="of:=LEFT(TEXT([.BG5];&quot;TTT&quot;);1)" office:value-type="string" office:string-value="M" calcext:value-type="string">
              <text:p>M</text:p>
            </table:table-cell>
            <table:table-cell table:style-name="ce79" table:formula="of:=LEFT(TEXT([.BH5];&quot;TTT&quot;);1)" office:value-type="string" office:string-value="D" calcext:value-type="string">
              <text:p>D</text:p>
            </table:table-cell>
            <table:table-cell table:style-name="ce79" table:formula="of:=LEFT(TEXT([.BI5];&quot;TTT&quot;);1)" office:value-type="string" office:string-value="F" calcext:value-type="string">
              <text:p>F</text:p>
            </table:table-cell>
            <table:table-cell table:style-name="ce79" table:formula="of:=LEFT(TEXT([.BJ5];&quot;TTT&quot;);1)" office:value-type="string" office:string-value="S" calcext:value-type="string">
              <text:p>S</text:p>
            </table:table-cell>
            <table:table-cell table:style-name="ce79" table:formula="of:=LEFT(TEXT([.BK5];&quot;TTT&quot;);1)" office:value-type="string" office:string-value="S" calcext:value-type="string">
              <text:p>S</text:p>
            </table:table-cell>
            <table:table-cell table:style-name="ce79" table:formula="of:=LEFT(TEXT([.BL5];&quot;TTT&quot;);1)" office:value-type="string" office:string-value="M" calcext:value-type="string">
              <text:p>M</text:p>
            </table:table-cell>
            <table:table-cell table:style-name="ce79" table:formula="of:=LEFT(TEXT([.BM5];&quot;TTT&quot;);1)" office:value-type="string" office:string-value="D" calcext:value-type="string">
              <text:p>D</text:p>
            </table:table-cell>
            <table:table-cell table:style-name="ce79" table:formula="of:=LEFT(TEXT([.BN5];&quot;TTT&quot;);1)" office:value-type="string" office:string-value="M" calcext:value-type="string">
              <text:p>M</text:p>
            </table:table-cell>
            <table:table-cell table:style-name="ce79" table:formula="of:=LEFT(TEXT([.BO5];&quot;TTT&quot;);1)" office:value-type="string" office:string-value="D" calcext:value-type="string">
              <text:p>D</text:p>
            </table:table-cell>
            <table:table-cell table:style-name="ce79" table:formula="of:=LEFT(TEXT([.BP5];&quot;TTT&quot;);1)" office:value-type="string" office:string-value="F" calcext:value-type="string">
              <text:p>F</text:p>
            </table:table-cell>
            <table:table-cell table:style-name="ce79" table:formula="of:=LEFT(TEXT([.BQ5];&quot;TTT&quot;);1)" office:value-type="string" office:string-value="S" calcext:value-type="string">
              <text:p>S</text:p>
            </table:table-cell>
            <table:table-cell table:style-name="ce79" table:formula="of:=LEFT(TEXT([.BR5];&quot;TTT&quot;);1)" office:value-type="string" office:string-value="S" calcext:value-type="string">
              <text:p>S</text:p>
            </table:table-cell>
            <table:table-cell table:style-name="ce79" table:formula="of:=LEFT(TEXT([.BS5];&quot;TTT&quot;);1)" office:value-type="string" office:string-value="M" calcext:value-type="string">
              <text:p>M</text:p>
            </table:table-cell>
            <table:table-cell table:style-name="ce79" table:formula="of:=LEFT(TEXT([.BT5];&quot;TTT&quot;);1)" office:value-type="string" office:string-value="D" calcext:value-type="string">
              <text:p>D</text:p>
            </table:table-cell>
            <table:table-cell table:style-name="ce79" table:formula="of:=LEFT(TEXT([.BU5];&quot;TTT&quot;);1)" office:value-type="string" office:string-value="M" calcext:value-type="string">
              <text:p>M</text:p>
            </table:table-cell>
            <table:table-cell table:style-name="ce79" table:formula="of:=LEFT(TEXT([.BV5];&quot;TTT&quot;);1)" office:value-type="string" office:string-value="D" calcext:value-type="string">
              <text:p>D</text:p>
            </table:table-cell>
            <table:table-cell table:style-name="ce79" table:formula="of:=LEFT(TEXT([.BW5];&quot;TTT&quot;);1)" office:value-type="string" office:string-value="F" calcext:value-type="string">
              <text:p>F</text:p>
            </table:table-cell>
            <table:table-cell table:style-name="ce79" table:formula="of:=LEFT(TEXT([.BX5];&quot;TTT&quot;);1)" office:value-type="string" office:string-value="S" calcext:value-type="string">
              <text:p>S</text:p>
            </table:table-cell>
            <table:table-cell table:style-name="ce79" table:formula="of:=LEFT(TEXT([.BY5];&quot;TTT&quot;);1)" office:value-type="string" office:string-value="S" calcext:value-type="string">
              <text:p>S</text:p>
            </table:table-cell>
            <table:table-cell table:style-name="ce79" table:formula="of:=LEFT(TEXT([.BZ5];&quot;TTT&quot;);1)" office:value-type="string" office:string-value="M" calcext:value-type="string">
              <text:p>M</text:p>
            </table:table-cell>
            <table:table-cell table:style-name="ce79" table:formula="of:=LEFT(TEXT([.CA5];&quot;TTT&quot;);1)" office:value-type="string" office:string-value="D" calcext:value-type="string">
              <text:p>D</text:p>
            </table:table-cell>
            <table:table-cell table:style-name="ce79" table:formula="of:=LEFT(TEXT([.CB5];&quot;TTT&quot;);1)" office:value-type="string" office:string-value="M" calcext:value-type="string">
              <text:p>M</text:p>
            </table:table-cell>
            <table:table-cell table:style-name="ce79" table:formula="of:=LEFT(TEXT([.CC5];&quot;TTT&quot;);1)" office:value-type="string" office:string-value="D" calcext:value-type="string">
              <text:p>D</text:p>
            </table:table-cell>
            <table:table-cell table:style-name="ce79" table:formula="of:=LEFT(TEXT([.CD5];&quot;TTT&quot;);1)" office:value-type="string" office:string-value="F" calcext:value-type="string">
              <text:p>F</text:p>
            </table:table-cell>
            <table:table-cell table:style-name="ce79" table:formula="of:=LEFT(TEXT([.CE5];&quot;TTT&quot;);1)" office:value-type="string" office:string-value="S" calcext:value-type="string">
              <text:p>S</text:p>
            </table:table-cell>
            <table:table-cell table:style-name="ce79" table:formula="of:=LEFT(TEXT([.CF5];&quot;TTT&quot;);1)" office:value-type="string" office:string-value="S" calcext:value-type="string">
              <text:p>S</text:p>
            </table:table-cell>
            <table:table-cell table:style-name="ce79" table:formula="of:=LEFT(TEXT([.CG5];&quot;TTT&quot;);1)" office:value-type="string" office:string-value="M" calcext:value-type="string">
              <text:p>M</text:p>
            </table:table-cell>
            <table:table-cell table:style-name="ce79" table:formula="of:=LEFT(TEXT([.CH5];&quot;TTT&quot;);1)" office:value-type="string" office:string-value="D" calcext:value-type="string">
              <text:p>D</text:p>
            </table:table-cell>
            <table:table-cell table:style-name="ce79" table:formula="of:=LEFT(TEXT([.CI5];&quot;TTT&quot;);1)" office:value-type="string" office:string-value="M" calcext:value-type="string">
              <text:p>M</text:p>
            </table:table-cell>
            <table:table-cell table:style-name="ce79" table:formula="of:=LEFT(TEXT([.CJ5];&quot;TTT&quot;);1)" office:value-type="string" office:string-value="D" calcext:value-type="string">
              <text:p>D</text:p>
            </table:table-cell>
            <table:table-cell table:style-name="ce79" table:formula="of:=LEFT(TEXT([.CK5];&quot;TTT&quot;);1)" office:value-type="string" office:string-value="F" calcext:value-type="string">
              <text:p>F</text:p>
            </table:table-cell>
            <table:table-cell table:style-name="ce79" table:formula="of:=LEFT(TEXT([.CL5];&quot;TTT&quot;);1)" office:value-type="string" office:string-value="S" calcext:value-type="string">
              <text:p>S</text:p>
            </table:table-cell>
            <table:table-cell table:style-name="ce79" table:formula="of:=LEFT(TEXT([.CM5];&quot;TTT&quot;);1)" office:value-type="string" office:string-value="S" calcext:value-type="string">
              <text:p>S</text:p>
            </table:table-cell>
            <table:table-cell table:style-name="ce79" table:formula="of:=LEFT(TEXT([.CN5];&quot;TTT&quot;);1)" office:value-type="string" office:string-value="M" calcext:value-type="string">
              <text:p>M</text:p>
            </table:table-cell>
            <table:table-cell table:style-name="ce79" table:formula="of:=LEFT(TEXT([.CO5];&quot;TTT&quot;);1)" office:value-type="string" office:string-value="D" calcext:value-type="string">
              <text:p>D</text:p>
            </table:table-cell>
            <table:table-cell table:style-name="ce79" table:formula="of:=LEFT(TEXT([.CP5];&quot;TTT&quot;);1)" office:value-type="string" office:string-value="M" calcext:value-type="string">
              <text:p>M</text:p>
            </table:table-cell>
            <table:table-cell table:style-name="ce79" table:formula="of:=LEFT(TEXT([.CQ5];&quot;TTT&quot;);1)" office:value-type="string" office:string-value="D" calcext:value-type="string">
              <text:p>D</text:p>
            </table:table-cell>
            <table:table-cell table:style-name="ce79" table:formula="of:=LEFT(TEXT([.CR5];&quot;TTT&quot;);1)" office:value-type="string" office:string-value="F" calcext:value-type="string">
              <text:p>F</text:p>
            </table:table-cell>
            <table:table-cell table:style-name="ce79" table:formula="of:=LEFT(TEXT([.CS5];&quot;TTT&quot;);1)" office:value-type="string" office:string-value="S" calcext:value-type="string">
              <text:p>S</text:p>
            </table:table-cell>
            <table:table-cell table:style-name="ce79" table:formula="of:=LEFT(TEXT([.CT5];&quot;TTT&quot;);1)" office:value-type="string" office:string-value="S" calcext:value-type="string">
              <text:p>S</text:p>
            </table:table-cell>
            <table:table-cell table:style-name="ce79" table:formula="of:=LEFT(TEXT([.CU5];&quot;TTT&quot;);1)" office:value-type="string" office:string-value="M" calcext:value-type="string">
              <text:p>M</text:p>
            </table:table-cell>
            <table:table-cell table:style-name="ce79" table:formula="of:=LEFT(TEXT([.CV5];&quot;TTT&quot;);1)" office:value-type="string" office:string-value="D" calcext:value-type="string">
              <text:p>D</text:p>
            </table:table-cell>
            <table:table-cell table:style-name="ce79" table:formula="of:=LEFT(TEXT([.CW5];&quot;TTT&quot;);1)" office:value-type="string" office:string-value="M" calcext:value-type="string">
              <text:p>M</text:p>
            </table:table-cell>
            <table:table-cell table:style-name="ce79" table:formula="of:=LEFT(TEXT([.CX5];&quot;TTT&quot;);1)" office:value-type="string" office:string-value="D" calcext:value-type="string">
              <text:p>D</text:p>
            </table:table-cell>
            <table:table-cell table:style-name="ce79" table:formula="of:=LEFT(TEXT([.CY5];&quot;TTT&quot;);1)" office:value-type="string" office:string-value="F" calcext:value-type="string">
              <text:p>F</text:p>
            </table:table-cell>
            <table:table-cell table:style-name="ce79" table:formula="of:=LEFT(TEXT([.CZ5];&quot;TTT&quot;);1)" office:value-type="string" office:string-value="S" calcext:value-type="string">
              <text:p>S</text:p>
            </table:table-cell>
            <table:table-cell table:style-name="ce79" table:formula="of:=LEFT(TEXT([.DA5];&quot;TTT&quot;);1)" office:value-type="string" office:string-value="S" calcext:value-type="string">
              <text:p>S</text:p>
            </table:table-cell>
            <table:table-cell table:style-name="ce79" table:formula="of:=LEFT(TEXT([.DB5];&quot;TTT&quot;);1)" office:value-type="string" office:string-value="M" calcext:value-type="string">
              <text:p>M</text:p>
            </table:table-cell>
            <table:table-cell table:style-name="ce79" table:formula="of:=LEFT(TEXT([.DC5];&quot;TTT&quot;);1)" office:value-type="string" office:string-value="D" calcext:value-type="string">
              <text:p>D</text:p>
            </table:table-cell>
            <table:table-cell table:style-name="ce79" table:formula="of:=LEFT(TEXT([.DD5];&quot;TTT&quot;);1)" office:value-type="string" office:string-value="M" calcext:value-type="string">
              <text:p>M</text:p>
            </table:table-cell>
            <table:table-cell table:style-name="ce79" table:formula="of:=LEFT(TEXT([.DE5];&quot;TTT&quot;);1)" office:value-type="string" office:string-value="D" calcext:value-type="string">
              <text:p>D</text:p>
            </table:table-cell>
            <table:table-cell table:style-name="ce79" table:formula="of:=LEFT(TEXT([.DF5];&quot;TTT&quot;);1)" office:value-type="string" office:string-value="F" calcext:value-type="string">
              <text:p>F</text:p>
            </table:table-cell>
            <table:table-cell table:style-name="ce79" table:formula="of:=LEFT(TEXT([.DG5];&quot;TTT&quot;);1)" office:value-type="string" office:string-value="S" calcext:value-type="string">
              <text:p>S</text:p>
            </table:table-cell>
            <table:table-cell table:style-name="ce79" table:formula="of:=LEFT(TEXT([.DH5];&quot;TTT&quot;);1)" office:value-type="string" office:string-value="S" calcext:value-type="string">
              <text:p>S</text:p>
            </table:table-cell>
            <table:table-cell table:style-name="ce79" table:formula="of:=LEFT(TEXT([.DI5];&quot;TTT&quot;);1)" office:value-type="string" office:string-value="M" calcext:value-type="string">
              <text:p>M</text:p>
            </table:table-cell>
            <table:table-cell table:style-name="ce79" table:formula="of:=LEFT(TEXT([.DJ5];&quot;TTT&quot;);1)" office:value-type="string" office:string-value="D" calcext:value-type="string">
              <text:p>D</text:p>
            </table:table-cell>
            <table:table-cell table:style-name="ce79" table:formula="of:=LEFT(TEXT([.DK5];&quot;TTT&quot;);1)" office:value-type="string" office:string-value="M" calcext:value-type="string">
              <text:p>M</text:p>
            </table:table-cell>
            <table:table-cell table:style-name="ce79" table:formula="of:=LEFT(TEXT([.DL5];&quot;TTT&quot;);1)" office:value-type="string" office:string-value="D" calcext:value-type="string">
              <text:p>D</text:p>
            </table:table-cell>
            <table:table-cell table:style-name="ce79" table:formula="of:=LEFT(TEXT([.DM5];&quot;TTT&quot;);1)" office:value-type="string" office:string-value="F" calcext:value-type="string">
              <text:p>F</text:p>
            </table:table-cell>
            <table:table-cell table:style-name="ce79" table:formula="of:=LEFT(TEXT([.DN5];&quot;TTT&quot;);1)" office:value-type="string" office:string-value="S" calcext:value-type="string">
              <text:p>S</text:p>
            </table:table-cell>
            <table:table-cell table:style-name="ce79" table:formula="of:=LEFT(TEXT([.DO5];&quot;TTT&quot;);1)" office:value-type="string" office:string-value="S" calcext:value-type="string">
              <text:p>S</text:p>
            </table:table-cell>
            <table:table-cell table:style-name="ce79" table:formula="of:=LEFT(TEXT([.DP5];&quot;TTT&quot;);1)" office:value-type="string" office:string-value="M" calcext:value-type="string">
              <text:p>M</text:p>
            </table:table-cell>
            <table:table-cell table:style-name="ce79" table:formula="of:=LEFT(TEXT([.DQ5];&quot;TTT&quot;);1)" office:value-type="string" office:string-value="D" calcext:value-type="string">
              <text:p>D</text:p>
            </table:table-cell>
            <table:table-cell table:style-name="ce79" table:formula="of:=LEFT(TEXT([.DR5];&quot;TTT&quot;);1)" office:value-type="string" office:string-value="M" calcext:value-type="string">
              <text:p>M</text:p>
            </table:table-cell>
            <table:table-cell table:style-name="ce79" table:formula="of:=LEFT(TEXT([.DS5];&quot;TTT&quot;);1)" office:value-type="string" office:string-value="D" calcext:value-type="string">
              <text:p>D</text:p>
            </table:table-cell>
            <table:table-cell table:style-name="ce79" table:formula="of:=LEFT(TEXT([.DT5];&quot;TTT&quot;);1)" office:value-type="string" office:string-value="F" calcext:value-type="string">
              <text:p>F</text:p>
            </table:table-cell>
            <table:table-cell table:style-name="ce79" table:formula="of:=LEFT(TEXT([.DU5];&quot;TTT&quot;);1)" office:value-type="string" office:string-value="S" calcext:value-type="string">
              <text:p>S</text:p>
            </table:table-cell>
            <table:table-cell table:style-name="ce79" table:formula="of:=LEFT(TEXT([.DV5];&quot;TTT&quot;);1)" office:value-type="string" office:string-value="S" calcext:value-type="string">
              <text:p>S</text:p>
            </table:table-cell>
            <table:table-cell table:style-name="ce79" table:formula="of:=LEFT(TEXT([.DW5];&quot;TTT&quot;);1)" office:value-type="string" office:string-value="M" calcext:value-type="string">
              <text:p>M</text:p>
            </table:table-cell>
            <table:table-cell table:style-name="ce79" table:formula="of:=LEFT(TEXT([.DX5];&quot;TTT&quot;);1)" office:value-type="string" office:string-value="D" calcext:value-type="string">
              <text:p>D</text:p>
            </table:table-cell>
            <table:table-cell table:style-name="ce79" table:formula="of:=LEFT(TEXT([.DY5];&quot;TTT&quot;);1)" office:value-type="string" office:string-value="M" calcext:value-type="string">
              <text:p>M</text:p>
            </table:table-cell>
            <table:table-cell table:style-name="ce79" table:formula="of:=LEFT(TEXT([.DZ5];&quot;TTT&quot;);1)" office:value-type="string" office:string-value="D" calcext:value-type="string">
              <text:p>D</text:p>
            </table:table-cell>
            <table:table-cell table:style-name="ce79" table:formula="of:=LEFT(TEXT([.EA5];&quot;TTT&quot;);1)" office:value-type="string" office:string-value="F" calcext:value-type="string">
              <text:p>F</text:p>
            </table:table-cell>
            <table:table-cell table:style-name="ce79" table:formula="of:=LEFT(TEXT([.EB5];&quot;TTT&quot;);1)" office:value-type="string" office:string-value="S" calcext:value-type="string">
              <text:p>S</text:p>
            </table:table-cell>
            <table:table-cell table:style-name="ce79" table:formula="of:=LEFT(TEXT([.EC5];&quot;TTT&quot;);1)" office:value-type="string" office:string-value="S" calcext:value-type="string">
              <text:p>S</text:p>
            </table:table-cell>
            <table:table-cell table:style-name="ce79" table:formula="of:=LEFT(TEXT([.ED5];&quot;TTT&quot;);1)" office:value-type="string" office:string-value="M" calcext:value-type="string">
              <text:p>M</text:p>
            </table:table-cell>
            <table:table-cell table:style-name="ce79" table:formula="of:=LEFT(TEXT([.EE5];&quot;TTT&quot;);1)" office:value-type="string" office:string-value="D" calcext:value-type="string">
              <text:p>D</text:p>
            </table:table-cell>
            <table:table-cell table:style-name="ce79" table:formula="of:=LEFT(TEXT([.EF5];&quot;TTT&quot;);1)" office:value-type="string" office:string-value="M" calcext:value-type="string">
              <text:p>M</text:p>
            </table:table-cell>
            <table:table-cell table:style-name="ce79" table:formula="of:=LEFT(TEXT([.EG5];&quot;TTT&quot;);1)" office:value-type="string" office:string-value="D" calcext:value-type="string">
              <text:p>D</text:p>
            </table:table-cell>
            <table:table-cell table:style-name="ce79" table:formula="of:=LEFT(TEXT([.EH5];&quot;TTT&quot;);1)" office:value-type="string" office:string-value="F" calcext:value-type="string">
              <text:p>F</text:p>
            </table:table-cell>
            <table:table-cell table:style-name="ce79" table:formula="of:=LEFT(TEXT([.EI5];&quot;TTT&quot;);1)" office:value-type="string" office:string-value="S" calcext:value-type="string">
              <text:p>S</text:p>
            </table:table-cell>
            <table:table-cell table:style-name="ce79" table:formula="of:=LEFT(TEXT([.EJ5];&quot;TTT&quot;);1)" office:value-type="string" office:string-value="S" calcext:value-type="string">
              <text:p>S</text:p>
            </table:table-cell>
            <table:table-cell table:style-name="ce79" table:formula="of:=LEFT(TEXT([.EK5];&quot;TTT&quot;);1)" office:value-type="string" office:string-value="M" calcext:value-type="string">
              <text:p>M</text:p>
            </table:table-cell>
            <table:table-cell table:style-name="ce79" table:formula="of:=LEFT(TEXT([.EL5];&quot;TTT&quot;);1)" office:value-type="string" office:string-value="D" calcext:value-type="string">
              <text:p>D</text:p>
            </table:table-cell>
            <table:table-cell table:style-name="ce79" table:formula="of:=LEFT(TEXT([.EM5];&quot;TTT&quot;);1)" office:value-type="string" office:string-value="M" calcext:value-type="string">
              <text:p>M</text:p>
            </table:table-cell>
            <table:table-cell table:style-name="ce79" table:formula="of:=LEFT(TEXT([.EN5];&quot;TTT&quot;);1)" office:value-type="string" office:string-value="D" calcext:value-type="string">
              <text:p>D</text:p>
            </table:table-cell>
            <table:table-cell table:style-name="ce79" table:formula="of:=LEFT(TEXT([.EO5];&quot;TTT&quot;);1)" office:value-type="string" office:string-value="F" calcext:value-type="string">
              <text:p>F</text:p>
            </table:table-cell>
            <table:table-cell table:style-name="ce79" table:formula="of:=LEFT(TEXT([.EP5];&quot;TTT&quot;);1)" office:value-type="string" office:string-value="S" calcext:value-type="string">
              <text:p>S</text:p>
            </table:table-cell>
            <table:table-cell table:style-name="ce79" table:formula="of:=LEFT(TEXT([.EQ5];&quot;TTT&quot;);1)" office:value-type="string" office:string-value="S" calcext:value-type="string">
              <text:p>S</text:p>
            </table:table-cell>
            <table:table-cell table:style-name="ce79" table:formula="of:=LEFT(TEXT([.ER5];&quot;TTT&quot;);1)" office:value-type="string" office:string-value="M" calcext:value-type="string">
              <text:p>M</text:p>
            </table:table-cell>
            <table:table-cell table:style-name="ce79" table:formula="of:=LEFT(TEXT([.ES5];&quot;TTT&quot;);1)" office:value-type="string" office:string-value="D" calcext:value-type="string">
              <text:p>D</text:p>
            </table:table-cell>
            <table:table-cell table:style-name="ce79" table:formula="of:=LEFT(TEXT([.ET5];&quot;TTT&quot;);1)" office:value-type="string" office:string-value="M" calcext:value-type="string">
              <text:p>M</text:p>
            </table:table-cell>
            <table:table-cell table:style-name="ce79" table:formula="of:=LEFT(TEXT([.EU5];&quot;TTT&quot;);1)" office:value-type="string" office:string-value="D" calcext:value-type="string">
              <text:p>D</text:p>
            </table:table-cell>
            <table:table-cell table:style-name="ce79" table:formula="of:=LEFT(TEXT([.EV5];&quot;TTT&quot;);1)" office:value-type="string" office:string-value="F" calcext:value-type="string">
              <text:p>F</text:p>
            </table:table-cell>
            <table:table-cell table:style-name="ce79" table:formula="of:=LEFT(TEXT([.EW5];&quot;TTT&quot;);1)" office:value-type="string" office:string-value="S" calcext:value-type="string">
              <text:p>S</text:p>
            </table:table-cell>
            <table:table-cell table:style-name="ce79" table:formula="of:=LEFT(TEXT([.EX5];&quot;TTT&quot;);1)" office:value-type="string" office:string-value="S" calcext:value-type="string">
              <text:p>S</text:p>
            </table:table-cell>
            <table:table-cell table:style-name="ce79" table:formula="of:=LEFT(TEXT([.EY5];&quot;TTT&quot;);1)" office:value-type="string" office:string-value="M" calcext:value-type="string">
              <text:p>M</text:p>
            </table:table-cell>
            <table:table-cell table:style-name="ce79" table:formula="of:=LEFT(TEXT([.EZ5];&quot;TTT&quot;);1)" office:value-type="string" office:string-value="D" calcext:value-type="string">
              <text:p>D</text:p>
            </table:table-cell>
            <table:table-cell table:style-name="ce79" table:formula="of:=LEFT(TEXT([.FA5];&quot;TTT&quot;);1)" office:value-type="string" office:string-value="M" calcext:value-type="string">
              <text:p>M</text:p>
            </table:table-cell>
            <table:table-cell table:style-name="ce79" table:formula="of:=LEFT(TEXT([.FB5];&quot;TTT&quot;);1)" office:value-type="string" office:string-value="D" calcext:value-type="string">
              <text:p>D</text:p>
            </table:table-cell>
            <table:table-cell table:style-name="ce79" table:formula="of:=LEFT(TEXT([.FC5];&quot;TTT&quot;);1)" office:value-type="string" office:string-value="F" calcext:value-type="string">
              <text:p>F</text:p>
            </table:table-cell>
            <table:table-cell table:style-name="ce79" table:formula="of:=LEFT(TEXT([.FD5];&quot;TTT&quot;);1)" office:value-type="string" office:string-value="S" calcext:value-type="string">
              <text:p>S</text:p>
            </table:table-cell>
            <table:table-cell table:style-name="ce79" table:formula="of:=LEFT(TEXT([.FE5];&quot;TTT&quot;);1)" office:value-type="string" office:string-value="S" calcext:value-type="string">
              <text:p>S</text:p>
            </table:table-cell>
            <table:table-cell table:style-name="ce79" table:formula="of:=LEFT(TEXT([.FF5];&quot;TTT&quot;);1)" office:value-type="string" office:string-value="M" calcext:value-type="string">
              <text:p>M</text:p>
            </table:table-cell>
            <table:table-cell table:style-name="ce79" table:formula="of:=LEFT(TEXT([.FG5];&quot;TTT&quot;);1)" office:value-type="string" office:string-value="D" calcext:value-type="string">
              <text:p>D</text:p>
            </table:table-cell>
            <table:table-cell table:style-name="ce79" table:formula="of:=LEFT(TEXT([.FH5];&quot;TTT&quot;);1)" office:value-type="string" office:string-value="M" calcext:value-type="string">
              <text:p>M</text:p>
            </table:table-cell>
            <table:table-cell table:style-name="ce79" table:formula="of:=LEFT(TEXT([.FI5];&quot;TTT&quot;);1)" office:value-type="string" office:string-value="D" calcext:value-type="string">
              <text:p>D</text:p>
            </table:table-cell>
            <table:table-cell table:style-name="ce79" table:formula="of:=LEFT(TEXT([.FJ5];&quot;TTT&quot;);1)" office:value-type="string" office:string-value="F" calcext:value-type="string">
              <text:p>F</text:p>
            </table:table-cell>
            <table:table-cell table:style-name="ce79" table:formula="of:=LEFT(TEXT([.FK5];&quot;TTT&quot;);1)" office:value-type="string" office:string-value="S" calcext:value-type="string">
              <text:p>S</text:p>
            </table:table-cell>
            <table:table-cell table:style-name="ce79" table:formula="of:=LEFT(TEXT([.FL5];&quot;TTT&quot;);1)" office:value-type="string" office:string-value="S" calcext:value-type="string">
              <text:p>S</text:p>
            </table:table-cell>
            <table:table-cell table:number-columns-repeated="856"/>
          </table:table-row>
        </table:table-header-rows>
        <table:table-row table:style-name="ro5">
          <table:table-cell/>
          <table:table-cell table:style-name="ce23"/>
          <table:table-cell table:style-name="ce35"/>
          <table:table-cell table:number-columns-repeated="3"/>
          <table:table-cell table:formula="of:=IF(OR(ISBLANK(task_start);ISBLANK(task_end));&quot;&quot;;task_end-task_start+1)">
            <text:p/>
          </table:table-cell>
          <table:table-cell table:style-name="ce80" table:number-columns-repeated="161"/>
          <table:table-cell table:number-columns-repeated="856"/>
        </table:table-row>
        <table:table-row table:style-name="ro5">
          <table:table-cell table:style-name="ce7" office:value-type="string" calcext:value-type="string">
            <text:p>WP 01 Organisation (Stage 1)</text:p>
          </table:table-cell>
          <table:table-cell table:style-name="ce24"/>
          <table:table-cell table:style-name="ce36"/>
          <table:table-cell table:style-name="ce54" office:value-type="date" office:date-value="2022-03-21" calcext:value-type="date">
            <text:p>21.3.22</text:p>
          </table:table-cell>
          <table:table-cell table:style-name="ce65" office:value-type="date" office:date-value="2022-04-28" calcext:value-type="date">
            <text:p>28.4.22</text:p>
          </table:table-cell>
          <table:table-cell table:style-name="ce74"/>
          <table:table-cell table:style-name="ce74" table:formula="of:=IF(OR(ISBLANK(task_start);ISBLANK(task_end));&quot;&quot;;task_end-task_start+1)" office:value-type="float" office:value="39" calcext:value-type="float">
            <text:p>39</text:p>
          </table:table-cell>
          <table:table-cell table:style-name="ce80" table:number-columns-repeated="161"/>
          <table:table-cell table:style-name="ce88" table:number-columns-repeated="856"/>
        </table:table-row>
        <table:table-row table:style-name="ro5">
          <table:table-cell table:style-name="ce8" office:value-type="string" calcext:value-type="string">
            <text:p>WP 02 Research (Stage 1)</text:p>
          </table:table-cell>
          <table:table-cell table:style-name="ce25"/>
          <table:table-cell table:style-name="ce37"/>
          <table:table-cell table:style-name="ce55" office:value-type="date" office:date-value="2022-03-21" calcext:value-type="date">
            <text:p>21.3.22</text:p>
          </table:table-cell>
          <table:table-cell table:style-name="ce66" office:value-type="date" office:date-value="2022-05-06" calcext:value-type="date">
            <text:p>6.5.22</text:p>
          </table:table-cell>
          <table:table-cell table:style-name="ce74"/>
          <table:table-cell table:style-name="ce74" table:formula="of:=IF(OR(ISBLANK(task_start);ISBLANK(task_end));&quot;&quot;;task_end-task_start+1)" office:value-type="float" office:value="47" calcext:value-type="float">
            <text:p>47</text:p>
          </table:table-cell>
          <table:table-cell table:style-name="ce80" table:number-columns-repeated="161"/>
          <table:table-cell table:style-name="ce88" table:number-columns-repeated="856"/>
        </table:table-row>
        <table:table-row table:style-name="ro5">
          <table:table-cell table:style-name="ce9" office:value-type="string" calcext:value-type="string">
            <text:p>WP 03 Setup (Stage 1)</text:p>
          </table:table-cell>
          <table:table-cell table:style-name="ce26"/>
          <table:table-cell table:style-name="ce38"/>
          <table:table-cell table:style-name="ce56" office:value-type="date" office:date-value="2022-04-24" calcext:value-type="date">
            <text:p>24.4.22</text:p>
          </table:table-cell>
          <table:table-cell table:style-name="ce67" office:value-type="date" office:date-value="2022-05-06" calcext:value-type="date">
            <text:p>6.5.22</text:p>
          </table:table-cell>
          <table:table-cell table:style-name="ce74"/>
          <table:table-cell table:style-name="ce74" table:formula="of:=IF(OR(ISBLANK(task_start);ISBLANK(task_end));&quot;&quot;;task_end-task_start+1)" office:value-type="float" office:value="13" calcext:value-type="float">
            <text:p>13</text:p>
          </table:table-cell>
          <table:table-cell table:style-name="ce80" table:number-columns-repeated="161"/>
          <table:table-cell table:style-name="ce88" table:number-columns-repeated="856"/>
        </table:table-row>
        <table:table-row table:style-name="ro5">
          <table:table-cell table:style-name="ce10" office:value-type="string" calcext:value-type="string">
            <text:p>WP 04 Backend (Stage 1)</text:p>
          </table:table-cell>
          <table:table-cell table:style-name="ce27"/>
          <table:table-cell table:style-name="ce39"/>
          <table:table-cell table:style-name="ce57" office:value-type="date" office:date-value="2022-05-02" calcext:value-type="date">
            <text:p>2.5.22</text:p>
          </table:table-cell>
          <table:table-cell table:style-name="ce68" office:value-type="date" office:date-value="2022-05-22" calcext:value-type="date">
            <text:p>22.5.22</text:p>
          </table:table-cell>
          <table:table-cell table:style-name="ce74" table:number-columns-repeated="2"/>
          <table:table-cell table:style-name="ce80" table:number-columns-repeated="161"/>
          <table:table-cell table:style-name="ce88" table:number-columns-repeated="856"/>
        </table:table-row>
        <table:table-row table:style-name="ro5">
          <table:table-cell table:style-name="ce11" office:value-type="string" calcext:value-type="string">
            <text:p>WP 05 Frontend (Stage 1)</text:p>
          </table:table-cell>
          <table:table-cell table:style-name="ce28"/>
          <table:table-cell table:style-name="ce40"/>
          <table:table-cell table:style-name="ce58" office:value-type="date" office:date-value="2022-05-16" calcext:value-type="date">
            <text:p>16.5.22</text:p>
          </table:table-cell>
          <table:table-cell table:style-name="ce69" office:value-type="date" office:date-value="2022-05-29" calcext:value-type="date">
            <text:p>29.5.22</text:p>
          </table:table-cell>
          <table:table-cell table:style-name="ce74" table:number-columns-repeated="2"/>
          <table:table-cell table:style-name="ce80" table:number-columns-repeated="161"/>
          <table:table-cell table:style-name="ce88" table:number-columns-repeated="856"/>
        </table:table-row>
        <table:table-row table:style-name="ro5">
          <table:table-cell table:style-name="ce12" office:value-type="string" calcext:value-type="string">
            <text:p>WP 06 PCB-Design</text:p>
          </table:table-cell>
          <table:table-cell table:style-name="ce29"/>
          <table:table-cell table:style-name="ce41"/>
          <table:table-cell table:style-name="ce59" office:value-type="date" office:date-value="2022-05-02" calcext:value-type="date">
            <text:p>2.5.22</text:p>
          </table:table-cell>
          <table:table-cell table:style-name="ce70" office:value-type="date" office:date-value="2022-05-22" calcext:value-type="date">
            <text:p>22.5.22</text:p>
          </table:table-cell>
          <table:table-cell table:style-name="ce74"/>
          <table:table-cell table:style-name="ce74" table:formula="of:=IF(OR(ISBLANK(task_start);ISBLANK(task_end));&quot;&quot;;task_end-task_start+1)" office:value-type="float" office:value="21" calcext:value-type="float">
            <text:p>21</text:p>
          </table:table-cell>
          <table:table-cell table:style-name="ce80" table:number-columns-repeated="161"/>
          <table:table-cell table:style-name="ce88" table:number-columns-repeated="856"/>
        </table:table-row>
        <table:table-row table:style-name="ro5">
          <table:table-cell table:style-name="ce13" office:value-type="string" calcext:value-type="string">
            <text:p>WP 07 Sample Loading (Stage 1)</text:p>
          </table:table-cell>
          <table:table-cell table:style-name="ce30"/>
          <table:table-cell table:style-name="ce42"/>
          <table:table-cell table:style-name="ce60" office:value-type="date" office:date-value="2022-05-23" calcext:value-type="date">
            <text:p>23.5.22</text:p>
          </table:table-cell>
          <table:table-cell table:style-name="ce71" office:value-type="date" office:date-value="2022-06-05" calcext:value-type="date">
            <text:p>5.6.22</text:p>
          </table:table-cell>
          <table:table-cell table:style-name="ce74"/>
          <table:table-cell table:style-name="ce74" table:formula="of:=IF(OR(ISBLANK(task_start);ISBLANK(task_end));&quot;&quot;;task_end-task_start+1)" office:value-type="float" office:value="14" calcext:value-type="float">
            <text:p>14</text:p>
          </table:table-cell>
          <table:table-cell table:style-name="ce80" table:number-columns-repeated="161"/>
          <table:table-cell table:style-name="ce88" table:number-columns-repeated="856"/>
        </table:table-row>
        <table:table-row table:style-name="ro5">
          <table:table-cell table:style-name="ce14" office:value-type="string" calcext:value-type="string">
            <text:p>WP 08 Case Design (Stage 1)</text:p>
          </table:table-cell>
          <table:table-cell table:style-name="ce31"/>
          <table:table-cell table:style-name="ce43"/>
          <table:table-cell table:style-name="ce61" office:value-type="date" office:date-value="2022-05-06" calcext:value-type="date">
            <text:p>6.5.22</text:p>
          </table:table-cell>
          <table:table-cell table:style-name="ce72" office:value-type="date" office:date-value="2022-06-03" calcext:value-type="date">
            <text:p>3.6.22</text:p>
          </table:table-cell>
          <table:table-cell table:style-name="ce74"/>
          <table:table-cell table:style-name="ce74" table:formula="of:=IF(OR(ISBLANK(task_start);ISBLANK(task_end));&quot;&quot;;task_end-task_start+1)" office:value-type="float" office:value="29" calcext:value-type="float">
            <text:p>29</text:p>
          </table:table-cell>
          <table:table-cell table:style-name="ce80" table:number-columns-repeated="161"/>
          <table:table-cell table:style-name="ce88" table:number-columns-repeated="856"/>
        </table:table-row>
        <table:table-row table:style-name="ro5">
          <table:table-cell table:style-name="ce8" office:value-type="string" calcext:value-type="string">
            <text:p>WP 09 Audio (Stage 2)</text:p>
          </table:table-cell>
          <table:table-cell table:style-name="ce25"/>
          <table:table-cell table:style-name="ce44"/>
          <table:table-cell table:style-name="ce55" office:value-type="date" office:date-value="2022-05-23" calcext:value-type="date">
            <text:p>23.5.22</text:p>
          </table:table-cell>
          <table:table-cell table:style-name="ce66" office:value-type="date" office:date-value="2022-08-31" calcext:value-type="date">
            <text:p>31.8.22</text:p>
          </table:table-cell>
          <table:table-cell table:style-name="ce74"/>
          <table:table-cell table:style-name="ce74" table:formula="of:=IF(OR(ISBLANK(task_start);ISBLANK(task_end));&quot;&quot;;task_end-task_start+1)" office:value-type="float" office:value="101" calcext:value-type="float">
            <text:p>101</text:p>
          </table:table-cell>
          <table:table-cell table:style-name="ce80" table:number-columns-repeated="161"/>
          <table:table-cell table:style-name="ce88" table:number-columns-repeated="856"/>
        </table:table-row>
        <table:table-row table:style-name="ro5">
          <table:table-cell table:style-name="ce8" office:value-type="string" calcext:value-type="string">
            <text:p>WP 10 Velocity Sensitive Pads (Stage 2)</text:p>
          </table:table-cell>
          <table:table-cell table:style-name="ce25"/>
          <table:table-cell table:style-name="ce45"/>
          <table:table-cell table:style-name="ce55" office:value-type="date" office:date-value="2022-07-18" calcext:value-type="date">
            <text:p>18.7.22</text:p>
          </table:table-cell>
          <table:table-cell table:style-name="ce66" office:value-type="date" office:date-value="2022-08-31" calcext:value-type="date">
            <text:p>31.8.22</text:p>
          </table:table-cell>
          <table:table-cell table:style-name="ce74"/>
          <table:table-cell table:style-name="ce74" table:formula="of:=IF(OR(ISBLANK(task_start);ISBLANK(task_end));&quot;&quot;;task_end-task_start+1)" office:value-type="float" office:value="45" calcext:value-type="float">
            <text:p>45</text:p>
          </table:table-cell>
          <table:table-cell table:style-name="ce80" table:number-columns-repeated="161"/>
          <table:table-cell table:style-name="ce88" table:number-columns-repeated="856"/>
        </table:table-row>
        <table:table-row table:style-name="ro5">
          <table:table-cell table:style-name="ce15"/>
          <table:table-cell table:style-name="ce32"/>
          <table:table-cell table:style-name="ce46"/>
          <table:table-cell table:style-name="ce62"/>
          <table:table-cell table:style-name="ce73"/>
          <table:table-cell table:style-name="ce74"/>
          <table:table-cell table:style-name="ce74" table:formula="of:=IF(OR(ISBLANK(task_start);ISBLANK(task_end));&quot;&quot;;task_end-task_start+1)">
            <text:p/>
          </table:table-cell>
          <table:table-cell table:style-name="ce81" table:number-columns-repeated="161"/>
          <table:table-cell table:style-name="ce88" table:number-columns-repeated="6"/>
          <table:table-cell table:number-columns-repeated="850"/>
        </table:table-row>
        <table:table-row table:style-name="ro5">
          <table:table-cell table:style-name="ce15"/>
          <table:table-cell table:style-name="ce32"/>
          <table:table-cell table:style-name="ce46"/>
          <table:table-cell table:style-name="ce62"/>
          <table:table-cell table:style-name="ce73"/>
          <table:table-cell table:style-name="ce74"/>
          <table:table-cell table:style-name="ce74" table:formula="of:=IF(OR(ISBLANK(task_start);ISBLANK(task_end));&quot;&quot;;task_end-task_start+1)">
            <text:p/>
          </table:table-cell>
          <table:table-cell table:style-name="ce81" table:number-columns-repeated="161"/>
          <table:table-cell table:style-name="ce88" table:number-columns-repeated="6"/>
          <table:table-cell table:number-columns-repeated="850"/>
        </table:table-row>
        <table:table-row table:style-name="ro5">
          <table:table-cell table:style-name="ce15"/>
          <table:table-cell table:style-name="ce32"/>
          <table:table-cell table:style-name="ce46"/>
          <table:table-cell table:style-name="ce62"/>
          <table:table-cell table:style-name="ce73"/>
          <table:table-cell table:style-name="ce74" table:number-columns-repeated="2"/>
          <table:table-cell table:style-name="ce81" table:number-columns-repeated="161"/>
          <table:table-cell table:style-name="ce88" table:number-columns-repeated="6"/>
          <table:table-cell table:number-columns-repeated="850"/>
        </table:table-row>
        <table:table-row table:style-name="ro5">
          <table:table-cell table:style-name="ce16"/>
          <table:table-cell table:style-name="ce32"/>
          <table:table-cell table:style-name="ce46"/>
          <table:table-cell table:style-name="ce62"/>
          <table:table-cell table:style-name="ce73"/>
          <table:table-cell table:style-name="ce74"/>
          <table:table-cell table:style-name="ce74" table:formula="of:=IF(OR(ISBLANK(task_start);ISBLANK(task_end));&quot;&quot;;task_end-task_start+1)">
            <text:p/>
          </table:table-cell>
          <table:table-cell table:style-name="ce82" table:number-columns-repeated="161"/>
          <table:table-cell table:style-name="ce88" table:number-columns-repeated="6"/>
          <table:table-cell table:number-columns-repeated="850"/>
        </table:table-row>
        <table:table-row table:style-name="ro5">
          <table:table-cell table:style-name="ce17"/>
          <table:table-cell table:style-name="ce33"/>
          <table:table-cell table:style-name="ce46"/>
          <table:table-cell table:style-name="ce62"/>
          <table:table-cell table:style-name="ce73"/>
          <table:table-cell table:style-name="ce74"/>
          <table:table-cell table:style-name="ce74" table:formula="of:=IF(OR(ISBLANK(task_start);ISBLANK(task_end));&quot;&quot;;task_end-task_start+1)">
            <text:p/>
          </table:table-cell>
          <table:table-cell table:style-name="ce83" table:number-columns-repeated="161"/>
          <table:table-cell table:number-columns-repeated="856"/>
        </table:table-row>
        <table:table-row table:style-name="ro5">
          <table:table-cell table:style-name="ce18"/>
          <table:table-cell table:style-name="ce32"/>
          <table:table-cell table:style-name="ce46"/>
          <table:table-cell table:style-name="ce62"/>
          <table:table-cell table:style-name="ce73"/>
          <table:table-cell table:style-name="ce74"/>
          <table:table-cell table:style-name="ce74" table:formula="of:=IF(OR(ISBLANK(task_start);ISBLANK(task_end));&quot;&quot;;task_end-task_start+1)">
            <text:p/>
          </table:table-cell>
          <table:table-cell table:style-name="ce83" table:number-columns-repeated="161"/>
          <table:table-cell table:number-columns-repeated="856"/>
        </table:table-row>
        <table:table-row table:style-name="ro5">
          <table:table-cell table:style-name="ce18"/>
          <table:table-cell table:style-name="ce32"/>
          <table:table-cell table:style-name="ce46"/>
          <table:table-cell table:style-name="ce62"/>
          <table:table-cell table:style-name="ce73"/>
          <table:table-cell table:style-name="ce74"/>
          <table:table-cell table:style-name="ce74" table:formula="of:=IF(OR(ISBLANK(task_start);ISBLANK(task_end));&quot;&quot;;task_end-task_start+1)">
            <text:p/>
          </table:table-cell>
          <table:table-cell table:style-name="ce83" table:number-columns-repeated="161"/>
          <table:table-cell table:number-columns-repeated="856"/>
        </table:table-row>
        <table:table-row table:style-name="ro5">
          <table:table-cell table:style-name="ce16"/>
          <table:table-cell table:style-name="ce32"/>
          <table:table-cell table:style-name="ce47"/>
          <table:table-cell table:style-name="ce62"/>
          <table:table-cell table:style-name="ce73"/>
          <table:table-cell table:style-name="ce74"/>
          <table:table-cell table:style-name="ce74" table:formula="of:=IF(OR(ISBLANK(task_start);ISBLANK(task_end));&quot;&quot;;task_end-task_start+1)">
            <text:p/>
          </table:table-cell>
          <table:table-cell table:style-name="ce83" table:number-columns-repeated="161"/>
          <table:table-cell table:number-columns-repeated="856"/>
        </table:table-row>
        <table:table-row table:style-name="ro5">
          <table:table-cell table:style-name="ce16"/>
          <table:table-cell table:style-name="ce33"/>
          <table:table-cell table:style-name="ce46"/>
          <table:table-cell table:style-name="ce62"/>
          <table:table-cell table:style-name="ce73"/>
          <table:table-cell table:style-name="ce74"/>
          <table:table-cell table:style-name="ce74" table:formula="of:=IF(OR(ISBLANK(task_start);ISBLANK(task_end));&quot;&quot;;task_end-task_start+1)">
            <text:p/>
          </table:table-cell>
          <table:table-cell table:style-name="ce84" table:number-columns-repeated="161"/>
          <table:table-cell table:style-name="ce88" table:number-columns-repeated="856"/>
        </table:table-row>
        <table:table-row table:style-name="ro5" table:number-rows-repeated="3">
          <table:table-cell table:style-name="ce15"/>
          <table:table-cell table:style-name="ce32"/>
          <table:table-cell table:style-name="ce46"/>
          <table:table-cell table:style-name="ce62"/>
          <table:table-cell table:style-name="ce73"/>
          <table:table-cell table:style-name="ce74" table:number-columns-repeated="2"/>
          <table:table-cell table:style-name="ce84" table:number-columns-repeated="161"/>
          <table:table-cell table:style-name="ce88" table:number-columns-repeated="856"/>
        </table:table-row>
        <table:table-row table:style-name="ro5">
          <table:table-cell table:style-name="ce16"/>
          <table:table-cell table:style-name="ce33"/>
          <table:table-cell table:style-name="ce46"/>
          <table:table-cell table:style-name="ce62"/>
          <table:table-cell table:style-name="ce73"/>
          <table:table-cell table:style-name="ce74"/>
          <table:table-cell table:style-name="ce74" table:formula="of:=IF(OR(ISBLANK(task_start);ISBLANK(task_end));&quot;&quot;;task_end-task_start+1)">
            <text:p/>
          </table:table-cell>
          <table:table-cell table:style-name="ce85" table:number-columns-repeated="161"/>
          <table:table-cell table:number-columns-repeated="856"/>
        </table:table-row>
        <table:table-row table:style-name="ro5">
          <table:table-cell table:style-name="ce18"/>
          <table:table-cell table:style-name="ce33"/>
          <table:table-cell table:style-name="ce46"/>
          <table:table-cell table:style-name="ce62"/>
          <table:table-cell table:style-name="ce73"/>
          <table:table-cell table:style-name="ce74"/>
          <table:table-cell table:style-name="ce74" table:formula="of:=IF(OR(ISBLANK(task_start);ISBLANK(task_end));&quot;&quot;;task_end-task_start+1)">
            <text:p/>
          </table:table-cell>
          <table:table-cell table:style-name="ce85" table:number-columns-repeated="161"/>
          <table:table-cell table:number-columns-repeated="856"/>
        </table:table-row>
        <table:table-row table:style-name="ro5">
          <table:table-cell table:style-name="ce18"/>
          <table:table-cell table:style-name="ce33"/>
          <table:table-cell table:style-name="ce46"/>
          <table:table-cell table:style-name="ce62"/>
          <table:table-cell table:style-name="ce73"/>
          <table:table-cell table:style-name="ce74"/>
          <table:table-cell table:style-name="ce74" table:formula="of:=IF(OR(ISBLANK(task_start);ISBLANK(task_end));&quot;&quot;;task_end-task_start+1)">
            <text:p/>
          </table:table-cell>
          <table:table-cell table:style-name="ce85" table:number-columns-repeated="161"/>
          <table:table-cell table:number-columns-repeated="856"/>
        </table:table-row>
        <table:table-row table:style-name="ro5">
          <table:table-cell table:style-name="ce18"/>
          <table:table-cell table:style-name="ce33"/>
          <table:table-cell table:style-name="ce46"/>
          <table:table-cell table:style-name="ce62"/>
          <table:table-cell table:style-name="ce73"/>
          <table:table-cell table:style-name="ce74" table:number-columns-repeated="2"/>
          <table:table-cell table:style-name="ce85" table:number-columns-repeated="161"/>
          <table:table-cell table:number-columns-repeated="856"/>
        </table:table-row>
        <table:table-row table:style-name="ro5">
          <table:table-cell table:style-name="ce16"/>
          <table:table-cell table:style-name="ce33"/>
          <table:table-cell table:style-name="ce48"/>
          <table:table-cell table:style-name="ce62"/>
          <table:table-cell table:style-name="ce73"/>
          <table:table-cell table:style-name="ce74" table:number-columns-repeated="2"/>
          <table:table-cell table:style-name="ce85" table:number-columns-repeated="161"/>
          <table:table-cell table:number-columns-repeated="856"/>
        </table:table-row>
        <table:table-row table:style-name="ro5">
          <table:table-cell table:style-name="ce19" table:number-columns-repeated="2"/>
          <table:table-cell table:style-name="ce49"/>
          <table:table-cell table:style-name="ce63"/>
          <table:table-cell table:style-name="ce19"/>
          <table:table-cell table:style-name="ce74"/>
          <table:table-cell table:style-name="ce74" table:formula="of:=IF(OR(ISBLANK(task_start);ISBLANK(task_end));&quot;&quot;;task_end-task_start+1)">
            <text:p/>
          </table:table-cell>
          <table:table-cell table:style-name="ce85" table:number-columns-repeated="161"/>
          <table:table-cell table:number-columns-repeated="856"/>
        </table:table-row>
        <table:table-row table:style-name="ro6" table:number-rows-repeated="1048512">
          <table:table-cell table:number-columns-repeated="1024"/>
        </table:table-row>
        <table:table-row table:style-name="ro7" table:number-rows-repeated="28">
          <table:table-cell table:number-columns-repeated="1024"/>
        </table:table-row>
        <table:table-row table:style-name="ro7">
          <table:table-cell table:number-columns-repeated="1024"/>
        </table:table-row>
        <table:named-expressions>
          <table:named-expression table:name="Heute" table:base-cell-address="$Projektplan.$A$1" table:expression="TODAY()"/>
          <table:named-range table:name="task_end" table:base-cell-address="$Projektplan.$A$1" table:cell-range-address="$Projektplan.$E1"/>
          <table:named-range table:name="task_progress" table:base-cell-address="$Projektplan.$A$1" table:cell-range-address="$Projektplan.$C1"/>
          <table:named-range table:name="task_start" table:base-cell-address="$Projektplan.$A$1" table:cell-range-address="$Projektplan.$D1"/>
          <table:named-range table:name="_xlnm.Print_Area" table:base-cell-address="$Projektplan.$A$1" table:cell-range-address="$Projektplan.$A$1:.$FL$16" table:range-usable-as="print-range"/>
          <table:named-range table:name="_xlnm.Print_Titles" table:base-cell-address="$Projektplan.$A$1" table:cell-range-address="$Projektplan.$A$4:.$AMJ$6" table:range-usable-as="repeat-column repeat-row"/>
        </table:named-expressions>
        <calcext:conditional-formats>
          <calcext:conditional-format calcext:target-range-address="Projektplan.C18:Projektplan.C34">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ktplan.H5:Projektplan.FL17">
            <calcext:condition calcext:apply-style-name="ConditionalStyle_1" calcext:value="formula-is(AND(TODAY()&gt;=[.H$5];TODAY()&lt;[.I$5]))" calcext:base-cell-address="Projektplan.H5"/>
          </calcext:conditional-format>
          <calcext:conditional-format calcext:target-range-address="Projektplan.H7:Projektplan.FL17">
            <calcext:condition calcext:apply-style-name="ConditionalStyle_2" calcext:value="formula-is(AND(task_start&lt;=[.H$5];ROUNDDOWN((task_end-task_start+1)*task_progress;0)+task_start-1&gt;=[.H$5]))" calcext:base-cell-address="Projektplan.H7"/>
            <calcext:condition calcext:apply-style-name="ConditionalStyle_3" calcext:value="formula-is(AND(task_end&gt;=[.H$5];task_start&lt;[.I$5]))" calcext:base-cell-address="Projektplan.H7"/>
          </calcext:conditional-format>
          <calcext:conditional-format calcext:target-range-address="Projektplan.H22:Projektplan.FL25">
            <calcext:condition calcext:apply-style-name="ConditionalStyle_4" calcext:value="formula-is(AND(TODAY()&gt;=[.H$5];TODAY()&lt;[.I$5]))" calcext:base-cell-address="Projektplan.H22"/>
          </calcext:conditional-format>
          <calcext:conditional-format calcext:target-range-address="Projektplan.H22:Projektplan.FL25">
            <calcext:condition calcext:apply-style-name="ConditionalStyle_5" calcext:value="formula-is(AND(task_start&lt;=[.H$5];ROUNDDOWN((task_end-task_start+1)*task_progress;0)+task_start-1&gt;=[.H$5]))" calcext:base-cell-address="Projektplan.H22"/>
            <calcext:condition calcext:apply-style-name="ConditionalStyle_6" calcext:value="formula-is(AND(task_end&gt;=[.H$5];task_start&lt;[.I$5]))" calcext:base-cell-address="Projektplan.H22"/>
          </calcext:conditional-format>
          <calcext:conditional-format calcext:target-range-address="Projektplan.H30:Projektplan.FL35">
            <calcext:condition calcext:apply-style-name="ConditionalStyle_7" calcext:value="formula-is(AND(TODAY()&gt;=[.H$5];TODAY()&lt;[.I$5]))" calcext:base-cell-address="Projektplan.H30"/>
          </calcext:conditional-format>
          <calcext:conditional-format calcext:target-range-address="Projektplan.H30:Projektplan.FL35">
            <calcext:condition calcext:apply-style-name="ConditionalStyle_8" calcext:value="formula-is(AND(task_start&lt;=[.H$5];ROUNDDOWN((task_end-task_start+1)*task_progress;0)+task_start-1&gt;=[.H$5]))" calcext:base-cell-address="Projektplan.H30"/>
            <calcext:condition calcext:apply-style-name="ConditionalStyle_9" calcext:value="formula-is(AND(task_end&gt;=[.H$5];task_start&lt;[.I$5]))" calcext:base-cell-address="Projektplan.H30"/>
          </calcext:conditional-format>
          <calcext:conditional-format calcext:target-range-address="Projektplan.H18:Projektplan.FL20">
            <calcext:condition calcext:apply-style-name="ConditionalStyle_10" calcext:value="formula-is(AND(TODAY()&gt;=[.H$5];TODAY()&lt;[.I$5]))" calcext:base-cell-address="Projektplan.H18"/>
          </calcext:conditional-format>
          <calcext:conditional-format calcext:target-range-address="Projektplan.H18:Projektplan.FL20">
            <calcext:condition calcext:apply-style-name="ConditionalStyle_11" calcext:value="formula-is(AND(task_start&lt;=[.H$5];ROUNDDOWN((task_end-task_start+1)*task_progress;0)+task_start-1&gt;=[.H$5]))" calcext:base-cell-address="Projektplan.H18"/>
            <calcext:condition calcext:apply-style-name="ConditionalStyle_12" calcext:value="formula-is(AND(task_end&gt;=[.H$5];task_start&lt;[.I$5]))" calcext:base-cell-address="Projektplan.H18"/>
          </calcext:conditional-format>
          <calcext:conditional-format calcext:target-range-address="Projektplan.H21:Projektplan.FL21">
            <calcext:condition calcext:apply-style-name="ConditionalStyle_13" calcext:value="formula-is(AND(TODAY()&gt;=[.H$5];TODAY()&lt;[.I$5]))" calcext:base-cell-address="Projektplan.H21"/>
          </calcext:conditional-format>
          <calcext:conditional-format calcext:target-range-address="Projektplan.H21:Projektplan.FL21">
            <calcext:condition calcext:apply-style-name="ConditionalStyle_14" calcext:value="formula-is(AND(task_start&lt;=[.H$5];ROUNDDOWN((task_end-task_start+1)*task_progress;0)+task_start-1&gt;=[.H$5]))" calcext:base-cell-address="Projektplan.H21"/>
            <calcext:condition calcext:apply-style-name="ConditionalStyle_15" calcext:value="formula-is(AND(task_end&gt;=[.H$5];task_start&lt;[.I$5]))" calcext:base-cell-address="Projektplan.H21"/>
          </calcext:conditional-format>
          <calcext:conditional-format calcext:target-range-address="Projektplan.H26:Projektplan.FL29">
            <calcext:condition calcext:apply-style-name="ConditionalStyle_16" calcext:value="formula-is(AND(TODAY()&gt;=[.H$5];TODAY()&lt;[.I$5]))" calcext:base-cell-address="Projektplan.H26"/>
          </calcext:conditional-format>
          <calcext:conditional-format calcext:target-range-address="Projektplan.H26:Projektplan.FL29">
            <calcext:condition calcext:apply-style-name="ConditionalStyle_17" calcext:value="formula-is(AND(task_start&lt;=[.H$5];ROUNDDOWN((task_end-task_start+1)*task_progress;0)+task_start-1&gt;=[.H$5]))" calcext:base-cell-address="Projektplan.H26"/>
            <calcext:condition calcext:apply-style-name="ConditionalStyle_18" calcext:value="formula-is(AND(task_end&gt;=[.H$5];task_start&lt;[.I$5]))" calcext:base-cell-address="Projektplan.H26"/>
          </calcext:conditional-format>
          <calcext:conditional-format calcext:target-range-address="Projektplan.C34:Projektplan.C34">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ktplan.C25:Projektplan.C25">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ktplan.C7:Projektplan.C15">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ktplan.C16:Projektplan.C16">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ktplan.C17:Projektplan.C17">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Info" table:style-name="ta2">
        <table:table-column table:style-name="co8" table:default-cell-style-name="ce89"/>
        <table:table-column table:style-name="co9" table:number-columns-repeated="1023" table:default-cell-style-name="ce34"/>
        <table:table-row table:style-name="ro8">
          <table:table-cell>
            <draw:a xlink:type="simple" xlink:href="https://www.vertex42.com/ExcelTemplates/simple-gantt-chart.html?utm_source=ms&amp;utm_medium=file&amp;utm_campaign=office&amp;utm_content=logo">
              <draw:frame draw:z-index="0" draw:name="Bild 1" draw:style-name="gr1" draw:text-style-name="P1" svg:width="2.0827in" svg:height="0.4681in" svg:x="0in" svg:y="0.1043in">
                <draw:image xlink:href="Pictures/10000001000000C80000002D950323FCFA07B63F.png" xlink:type="simple" xlink:show="embed" xlink:actuate="onLoad" draw:mime-type="image/png">
                  <text:p/>
                </draw:image>
                <svg:desc>Vertex42-Logo</svg:desc>
              </draw:frame>
            </draw:a>
          </table:table-cell>
          <table:table-cell table:number-columns-repeated="1023"/>
        </table:table-row>
        <table:table-row table:style-name="ro9">
          <table:table-cell table:style-name="ce90" office:value-type="string" calcext:value-type="string">
            <text:p><text:a xlink:href="https://www.vertex42.com/ExcelTemplates/simple-gantt-chart.html?utm_source=ms&amp;utm_medium=file&amp;utm_campaign=office&amp;utm_content=text" xlink:type="simple">EINFACHES GANTT-DIAGRAMM von Vertex42.com</text:a></text:p>
          </table:table-cell>
          <table:table-cell table:style-name="ce90"/>
          <table:table-cell table:style-name="ce98" table:number-columns-repeated="1022"/>
        </table:table-row>
        <table:table-row table:style-name="ro10">
          <table:table-cell table:style-name="ce91"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96"/>
          <table:table-cell table:style-name="ce99" table:number-columns-repeated="1022"/>
        </table:table-row>
        <table:table-row table:style-name="ro11">
          <table:table-cell table:style-name="ce92" office:value-type="string" calcext:value-type="string">
            <text:p>Über diese Vorlage</text:p>
          </table:table-cell>
          <table:table-cell table:style-name="ce97" table:number-columns-repeated="1023"/>
        </table:table-row>
        <table:table-row table:style-name="ro12">
          <table:table-cell table:style-name="ce93" office:value-type="string" calcext:value-type="string">
            <text:p>Diese Vorlage bietet eine einfache Möglichkeit, ein Gantt-Diagramm zu erstellen, um Ihr Projekt zu visualisieren und seine Nachverfolgung zu erleichtern. Geben Sie einfach Ihre Aufgaben sowie das Start- und Enddatum ein; es sind keine Formeln erforderlich. Die Balken im Gantt-Diagramm stellen die Dauer der Aufgabe dar und werden mithilfe bedingtes Formatierungen angezeigt. Fügen Sie neue Aufgaben ein, indem Sie neue Zeilen einfügen.</text:p>
          </table:table-cell>
          <table:table-cell table:number-columns-repeated="1023"/>
        </table:table-row>
        <table:table-row table:style-name="ro13">
          <table:table-cell table:style-name="ce92" office:value-type="string" calcext:value-type="string">
            <text:p>Leitfaden für die Sprachausgabe</text:p>
          </table:table-cell>
          <table:table-cell table:number-columns-repeated="1023"/>
        </table:table-row>
        <table:table-row table:style-name="ro14">
          <table:table-cell table:style-name="ce94" office:value-type="string" calcext:value-type="string">
            <text:p>Diese Arbeitsmappe enthält 2 Arbeitsblätter. </text:p>
            <text:p/>
            <text:p>Arbeitszeittabelle</text:p>
            <text:p>Info</text:p>
            <text:p/>
            <text:p>Die Anweisungen für jedes Arbeitsblatt befinden sich in Spalte A ab Zelle A1 der einzelnen Arbeitsblätter. Sie sind in verborgenem Text geschrieben. Jeder Schritt führt Sie durch die Informationen in der betreffenden Zeile. Jeder nachfolgende Schritt fährt in den Zellen A2, A3 usw. fort, sofern nicht ausdrücklich anders angegeben. Beispielsweise kann der Anweisungstext etwa für den nächsten Schritt "Mit Zelle 6 fortfahren" besagen. </text:p>
            <text:p/>
            <text:p>Dieser verborgene Text wird nicht gedruckt.</text:p>
            <text:p/>
            <text:p>Um diese Anweisungen aus dem Arbeitsblatt zu entfernen, löschen Sie einfach Spalte A.</text:p>
          </table:table-cell>
          <table:table-cell table:style-name="ce89" table:number-columns-repeated="1023"/>
        </table:table-row>
        <table:table-row table:style-name="ro11">
          <table:table-cell table:style-name="ce92" office:value-type="string" calcext:value-type="string">
            <text:p>Weitere Hilfe</text:p>
          </table:table-cell>
          <table:table-cell table:style-name="ce97" table:number-columns-repeated="1023"/>
        </table:table-row>
        <table:table-row table:style-name="ro15">
          <table:table-cell table:style-name="ce93" office:value-type="string" calcext:value-type="string">
            <text:p>Klicken Sie auf den Link unten, um zu vertex42.com zu gehen und mehr über die Verwendung dieser Vorlage zu erfahren, z. B. wie Tage und Arbeitstage berechnet werden, wie Aufgabenabhängigkeiten erstellt werden, wie die Farben der Balken geändert werden, wie eine Bildlaufleiste hinzugefügt wird, um die Anzeigewoche einfacher zu ändern, wie der in dem Diagramm angezeigte Datumsbereich geändert wird usw.</text:p>
          </table:table-cell>
          <table:table-cell table:number-columns-repeated="1023"/>
        </table:table-row>
        <table:table-row table:style-name="ro16">
          <table:table-cell table:style-name="ce95" office:value-type="string" calcext:value-type="string">
            <text:p><text:a xlink:href="https://www.vertex42.com/ExcelTemplates/simple-gantt-chart.html?utm_source=ms&amp;utm_medium=file&amp;utm_campaign=office&amp;utm_content=help" xlink:type="simple">Verwenden des einfachen Gantt-Diagramms</text:a></text:p>
          </table:table-cell>
          <table:table-cell table:style-name="ce89" table:number-columns-repeated="1023"/>
        </table:table-row>
        <table:table-row table:style-name="ro11">
          <table:table-cell table:style-name="ce92" office:value-type="string" calcext:value-type="string">
            <text:p>Weitere Projektmanagementvorlagen</text:p>
          </table:table-cell>
          <table:table-cell table:style-name="ce97" table:number-columns-repeated="1023"/>
        </table:table-row>
        <table:table-row table:style-name="ro1">
          <table:table-cell table:style-name="ce93" office:value-type="string" calcext:value-type="string">
            <text:p>Rufen Sie Vertex42.com auf, um weitere Projektmanagementvorlagen herunterzuladen, einschließlich unterschiedlicher Typen von Projektplänen, Gantt-Diagramme, Aufgabenlisten usw.</text:p>
          </table:table-cell>
          <table:table-cell table:number-columns-repeated="1023"/>
        </table:table-row>
        <table:table-row table:style-name="ro16">
          <table:table-cell table:style-name="ce95" office:value-type="string" calcext:value-type="string">
            <text:p><text:a xlink:href="https://www.vertex42.com/ExcelTemplates/excel-project-management.html?utm_source=ms&amp;utm_medium=file&amp;utm_campaign=office&amp;utm_content=text" xlink:type="simple">Projektmanagementvorlagen</text:a></text:p>
          </table:table-cell>
          <table:table-cell table:style-name="ce89" table:number-columns-repeated="1023"/>
        </table:table-row>
        <table:table-row table:style-name="ro11">
          <table:table-cell table:style-name="ce92" office:value-type="string" calcext:value-type="string">
            <text:p>Informationen zu Vertex42</text:p>
          </table:table-cell>
          <table:table-cell table:style-name="ce97" table:number-columns-repeated="1023"/>
        </table:table-row>
        <table:table-row table:style-name="ro17">
          <table:table-cell table:style-name="ce93" office:value-type="string" calcext:value-type="string">
            <text:p>Vertex42.com bietet mehr als 300 professionell entworfene Tabellenkalkulationsvorlagen für die Nutzung im Geschäft, zu Hause und in Bildungseinrichtungen – die meisten können Sie kostenlos herunterladen. Die Sammlung beinhaltet eine Vielzahl von Kalendern, Planern und Zeitplänen sowie Tabellen für die private Finanzkalkulation zur Erstellung von Budgets, Reduzierung von Belastungen und Amortisation von Darlehen.</text:p>
          </table:table-cell>
          <table:table-cell table:number-columns-repeated="1023"/>
        </table:table-row>
        <table:table-row table:style-name="ro17">
          <table:table-cell table:style-name="ce93" office:value-type="string" calcext:value-type="string">
            <text:p>Unternehmen werden bei Rechnungen, Arbeitszeittabellen, Bestandstrackern, Geschäftsberichten und Vorlagen für die Projektplanung fündig. Lehrer und Schüler finden Ressourcen wie Stundenpläne, Klassenbücher und Teilnahmebögen. Organisieren Sie Ihr Familienleben mit Speiseplänen, Checklisten und Übungsprotokollen. Jede Vorlage wurde gründlich recherchiert, verfeinert und im Lauf der Zeit anhand des Feedbacks von Tausenden von Benutzern verbessert.</text:p>
          </table:table-cell>
          <table:table-cell table:number-columns-repeated="1023"/>
        </table:table-row>
        <table:table-row table:style-name="ro18" table:number-rows-repeated="1048559">
          <table:table-cell table:number-columns-repeated="1024"/>
        </table:table-row>
        <table:table-row table:style-name="ro18">
          <table:table-cell table:number-columns-repeated="1024"/>
        </table:table-row>
      </table:table>
      <table:named-expressions>
        <table:named-range table:name="Anzeigewoche" table:base-cell-address="$Projektplan.$A$1" table:cell-range-address="$Projektplan.$D$4"/>
        <table:named-range table:name="Projektanfang" table:base-cell-address="$Projektplan.$A$1" table:cell-range-address="$Projektplan.$D$3"/>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DejaVu Sans" svg:font-family="'DejaVu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DejaVu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DejaVu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name-complex="Noto Sans"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date-style style:name="N144P0" style:volatile="true">
      <number:day/>
      <number:text>/</number:text>
      <number:month/>
      <number:text>/</number:text>
      <number:year/>
    </number:date-style>
    <number:text-style style:name="N144">
      <number:text-content/>
      <style:map style:condition="value()&lt;=1.7976931348623157E+308" style:apply-style-name="N144P0"/>
    </number:text-style>
    <number:date-style style:name="N145">
      <number:day-of-week/>
      <number:text>, </number:text>
      <number:day/>
      <number:text>/</number:text>
      <number:month/>
      <number:text>/</number:text>
      <number:year number:style="long"/>
    </number:date-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date-style style:name="N146">
      <number:day/>
      <number:text>/ </number:text>
      <number:month number:textual="true"/>
      <number:text> </number:text>
      <number:year number:style="long"/>
    </number:date-style>
    <number:date-style style:name="N147">
      <number:day/>
    </number:date-style>
    <number:date-style style:name="N148P0" style:volatile="true">
      <number:day/>
      <number:text>.</number:text>
      <number:month/>
      <number:text>.</number:text>
      <number:year/>
    </number:date-style>
    <number:text-style style:name="N148">
      <number:text-content/>
      <style:map style:condition="value()&lt;=1.7976931348623157E+308" style:apply-style-name="N148P0"/>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ffffff" fo:font-weight="bold" style:font-size-asian="10pt" style:font-style-asian="italic" style:font-weight-asian="bold" style:font-size-complex="10pt" style:font-style-complex="italic" style:font-weight-complex="bold"/>
    </style:style>
    <style:style style:name="Aufgabe" style:family="table-cell" style:parent-style-name="Default" style:data-style-name="N0">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382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atum" style:family="table-cell" style:parent-style-name="Default" style:data-style-name="N144">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Excel_20_Built-in_20_Heading_20_2" style:display-name="Excel Built-in Heading 2"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Excel_20_Built-in_20_Heading_20_3" style:display-name="Excel Built-in Heading 3"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1189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Title" style:display-name="Excel Built-in Title"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Name" style:family="table-cell" style:parent-style-name="Default" style:data-style-name="N0">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rojektanfang" style:family="table-cell" style:parent-style-name="Default" style:data-style-name="N145">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Ausgebl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1" style:display-name="ConditionalStyle_1" style:family="table-cell" style:parent-style-name="Default">
      <style:table-cell-properties fo:border-bottom="none" style:diagonal-bl-tr="none" style:diagonal-tl-br="none" fo:border-left="0.74pt solid #000000" fo:border-right="0.74pt solid #000000" fo:border-top="none"/>
    </style:style>
    <style:style style:name="ConditionalStyle_5f_2" style:display-name="ConditionalStyle_2" style:family="table-cell" style:parent-style-name="Default">
      <style:table-cell-properties fo:background-color="#a6a6a6"/>
    </style:style>
    <style:style style:name="ConditionalStyle_5f_3" style:display-name="ConditionalStyle_3" style:family="table-cell" style:parent-style-name="Default">
      <style:table-cell-properties fo:background-color="#8064a2" style:diagonal-bl-tr="none" style:diagonal-tl-br="none" fo:border="none"/>
    </style:style>
    <style:style style:name="ConditionalStyle_5f_4" style:display-name="ConditionalStyle_4" style:family="table-cell" style:parent-style-name="Default">
      <style:table-cell-properties fo:border-bottom="none" style:diagonal-bl-tr="none" style:diagonal-tl-br="none" fo:border-left="0.74pt solid #000000" fo:border-right="0.74pt solid #000000" fo:border-top="none"/>
    </style:style>
    <style:style style:name="ConditionalStyle_5f_5" style:display-name="ConditionalStyle_5" style:family="table-cell" style:parent-style-name="Default">
      <style:table-cell-properties fo:background-color="#a6a6a6"/>
    </style:style>
    <style:style style:name="ConditionalStyle_5f_6" style:display-name="ConditionalStyle_6" style:family="table-cell" style:parent-style-name="Default">
      <style:table-cell-properties fo:background-color="#8064a2" style:diagonal-bl-tr="none" style:diagonal-tl-br="none" fo:border="none"/>
    </style:style>
    <style:style style:name="ConditionalStyle_5f_7" style:display-name="ConditionalStyle_7" style:family="table-cell" style:parent-style-name="Default">
      <style:table-cell-properties fo:border-bottom="none" style:diagonal-bl-tr="none" style:diagonal-tl-br="none" fo:border-left="0.74pt solid #000000" fo:border-right="0.74pt solid #000000" fo:border-top="none"/>
    </style:style>
    <style:style style:name="ConditionalStyle_5f_8" style:display-name="ConditionalStyle_8" style:family="table-cell" style:parent-style-name="Default">
      <style:table-cell-properties fo:background-color="#a6a6a6"/>
    </style:style>
    <style:style style:name="ConditionalStyle_5f_9" style:display-name="ConditionalStyle_9" style:family="table-cell" style:parent-style-name="Default">
      <style:table-cell-properties fo:background-color="#8064a2" style:diagonal-bl-tr="none" style:diagonal-tl-br="none" fo:border="none"/>
    </style:style>
    <style:style style:name="ConditionalStyle_5f_10" style:display-name="ConditionalStyle_10" style:family="table-cell" style:parent-style-name="Default">
      <style:table-cell-properties fo:border-bottom="none" style:diagonal-bl-tr="none" style:diagonal-tl-br="none" fo:border-left="0.74pt solid #000000" fo:border-right="0.74pt solid #000000" fo:border-top="none"/>
    </style:style>
    <style:style style:name="ConditionalStyle_5f_11" style:display-name="ConditionalStyle_11" style:family="table-cell" style:parent-style-name="Default">
      <style:table-cell-properties fo:background-color="#a6a6a6"/>
    </style:style>
    <style:style style:name="ConditionalStyle_5f_12" style:display-name="ConditionalStyle_12" style:family="table-cell" style:parent-style-name="Default">
      <style:table-cell-properties fo:background-color="#8064a2" style:diagonal-bl-tr="none" style:diagonal-tl-br="none" fo:border="none"/>
    </style:style>
    <style:style style:name="ConditionalStyle_5f_13" style:display-name="ConditionalStyle_13" style:family="table-cell" style:parent-style-name="Default">
      <style:table-cell-properties fo:border-bottom="none" style:diagonal-bl-tr="none" style:diagonal-tl-br="none" fo:border-left="0.74pt solid #000000" fo:border-right="0.74pt solid #000000" fo:border-top="none"/>
    </style:style>
    <style:style style:name="ConditionalStyle_5f_14" style:display-name="ConditionalStyle_14" style:family="table-cell" style:parent-style-name="Default">
      <style:table-cell-properties fo:background-color="#a6a6a6"/>
    </style:style>
    <style:style style:name="ConditionalStyle_5f_15" style:display-name="ConditionalStyle_15" style:family="table-cell" style:parent-style-name="Default">
      <style:table-cell-properties fo:background-color="#8064a2" style:diagonal-bl-tr="none" style:diagonal-tl-br="none" fo:border="none"/>
    </style:style>
    <style:style style:name="ConditionalStyle_5f_16" style:display-name="ConditionalStyle_16" style:family="table-cell" style:parent-style-name="Default">
      <style:table-cell-properties fo:border-bottom="none" style:diagonal-bl-tr="none" style:diagonal-tl-br="none" fo:border-left="0.74pt solid #000000" fo:border-right="0.74pt solid #000000" fo:border-top="none"/>
    </style:style>
    <style:style style:name="ConditionalStyle_5f_17" style:display-name="ConditionalStyle_17" style:family="table-cell" style:parent-style-name="Default">
      <style:table-cell-properties fo:background-color="#a6a6a6"/>
    </style:style>
    <style:style style:name="ConditionalStyle_5f_18" style:display-name="ConditionalStyle_18" style:family="table-cell" style:parent-style-name="Default">
      <style:table-cell-properties fo:background-color="#8064a2" style:diagonal-bl-tr="none" style:diagonal-tl-br="none" fo:border="none"/>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5in" fo:margin-bottom="0.5in" fo:margin-left="0.5in" fo:margin-right="0.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35in" fo:margin-bottom="0.3in" fo:margin-left="0.35in" fo:margin-right="0.35in" style:print-page-order="ttb" style:first-page-number="continue" style:scale-to-X="1" style:table-centering="horizontal" style:writing-mode="lr-tb" style:print="charts drawings objects zero-values"/>
      <style:header-style>
        <style:header-footer-properties fo:min-height="0.2953in" fo:margin-left="0in" fo:margin-right="0in" fo:margin-bottom="0.0984in"/>
      </style:header-style>
      <style:footer-style>
        <style:header-footer-properties svg:height="0.0472in" fo:margin-left="0in" fo:margin-right="0in" fo:margin-top="0in"/>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fo" style:display-name="PageStyle_Info"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jektplan" style:display-name="PageStyle_Projektplan"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4T20:18:50</meta:creation-date>
    <dc:language>en-US</dc:language>
    <dc:date>2022-05-10T09:33:04.574809756</dc:date>
    <meta:editing-cycles>3</meta:editing-cycles>
    <meta:editing-duration>PT19M32S</meta:editing-duration>
    <meta:generator>LibreOffice/7.2.6.2$Linux_X86_64 LibreOffice_project/20$Build-2</meta:generator>
    <meta:document-statistic meta:table-count="2" meta:cell-count="424" meta:object-count="1"/>
    <meta:user-defined meta:name="AppVersion">15.0000</meta:user-defined>
    <meta:user-defined meta:name="ContentTypeId">0x010100F8F9D82A9436CD428A02A14BF983FEC8</meta:user-defined>
    <meta:template xlink:type="simple" xlink:actuate="onRequest" xlink:title="TM16400962" xlink:href=""/>
  </office:meta>
</office:document-meta>
</file>